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7F00000025956CFB12.jpg"/>
  <manifest:file-entry manifest:media-type="" manifest:full-path="Pictures/20000007000077C90000382057FD2ECC.svm"/>
  <manifest:file-entry manifest:media-type="" manifest:full-path="Pictures/2000000700007AE300003B6FC3C872E1.svm"/>
  <manifest:file-entry manifest:media-type="image/jpeg" manifest:full-path="Pictures/100000000000007F00000025F05729D0.jpg"/>
  <manifest:file-entry manifest:media-type="" manifest:full-path="Pictures/2000000700005E78000041D73249DE01.svm"/>
  <manifest:file-entry manifest:media-type="" manifest:full-path="Pictures/2000000700007E4C000036E2EA2218E9.svm"/>
  <manifest:file-entry manifest:media-type="" manifest:full-path="Pictures/2000000700006DA900003B1FB31EF870.svm"/>
  <manifest:file-entry manifest:media-type="" manifest:full-path="Pictures/2000000700007E6800003BF33CF18844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pitch="variable"/>
    <style:font-face style:name="Palatino Linotype" svg:font-family="'Palatino Linotype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55in"/>
    </style:style>
    <style:style style:name="co2" style:family="table-column">
      <style:table-column-properties fo:break-before="auto" style:column-width="2.3925in"/>
    </style:style>
    <style:style style:name="co3" style:family="table-column">
      <style:table-column-properties fo:break-before="auto" style:column-width="1.1799in"/>
    </style:style>
    <style:style style:name="co4" style:family="table-column">
      <style:table-column-properties fo:break-before="auto" style:column-width="1.6752in"/>
    </style:style>
    <style:style style:name="co5" style:family="table-column">
      <style:table-column-properties fo:break-before="auto" style:column-width="2.2819in"/>
    </style:style>
    <style:style style:name="co6" style:family="table-column">
      <style:table-column-properties fo:break-before="auto" style:column-width="3.4063in"/>
    </style:style>
    <style:style style:name="co7" style:family="table-column">
      <style:table-column-properties fo:break-before="auto" style:column-width="1.1465in"/>
    </style:style>
    <style:style style:name="co8" style:family="table-column">
      <style:table-column-properties fo:break-before="auto" style:column-width="7.2646in"/>
    </style:style>
    <style:style style:name="co9" style:family="table-column">
      <style:table-column-properties fo:break-before="auto" style:column-width="1.9071in"/>
    </style:style>
    <style:style style:name="co10" style:family="table-column">
      <style:table-column-properties fo:break-before="auto" style:column-width="0.9583in"/>
    </style:style>
    <style:style style:name="co11" style:family="table-column">
      <style:table-column-properties fo:break-before="auto" style:column-width="0.9366in"/>
    </style:style>
    <style:style style:name="co12" style:family="table-column">
      <style:table-column-properties fo:break-before="auto" style:column-width="1.2126in"/>
    </style:style>
    <style:style style:name="co13" style:family="table-column">
      <style:table-column-properties fo:break-before="auto" style:column-width="1.1689in"/>
    </style:style>
    <style:style style:name="co14" style:family="table-column">
      <style:table-column-properties fo:break-before="auto" style:column-width="0.5291in"/>
    </style:style>
    <style:style style:name="co15" style:family="table-column">
      <style:table-column-properties fo:break-before="auto" style:column-width="1.0807in"/>
    </style:style>
    <style:style style:name="co16" style:family="table-column">
      <style:table-column-properties fo:break-before="auto" style:column-width="1.1134in"/>
    </style:style>
    <style:style style:name="co17" style:family="table-column">
      <style:table-column-properties fo:break-before="auto" style:column-width="1.411in"/>
    </style:style>
    <style:style style:name="co18" style:family="table-column">
      <style:table-column-properties fo:break-before="auto" style:column-width="1.3118in"/>
    </style:style>
    <style:style style:name="co19" style:family="table-column">
      <style:table-column-properties fo:break-before="auto" style:column-width="1.3008in"/>
    </style:style>
    <style:style style:name="co20" style:family="table-column">
      <style:table-column-properties fo:break-before="auto" style:column-width="0.3528in"/>
    </style:style>
    <style:style style:name="co21" style:family="table-column">
      <style:table-column-properties fo:break-before="auto" style:column-width="0.3862in"/>
    </style:style>
    <style:style style:name="co22" style:family="table-column">
      <style:table-column-properties fo:break-before="auto" style:column-width="1.2571in"/>
    </style:style>
    <style:style style:name="co23" style:family="table-column">
      <style:table-column-properties fo:break-before="auto" style:column-width="1.1902in"/>
    </style:style>
    <style:style style:name="co24" style:family="table-column">
      <style:table-column-properties fo:break-before="auto" style:column-width="0.661in"/>
    </style:style>
    <style:style style:name="co25" style:family="table-column">
      <style:table-column-properties fo:break-before="auto" style:column-width="1.1346in"/>
    </style:style>
    <style:style style:name="co26" style:family="table-column">
      <style:table-column-properties fo:break-before="auto" style:column-width="1.752in"/>
    </style:style>
    <style:style style:name="co27" style:family="table-column">
      <style:table-column-properties fo:break-before="auto" style:column-width="5.3465in"/>
    </style:style>
    <style:style style:name="co28" style:family="table-column">
      <style:table-column-properties fo:break-before="auto" style:column-width="1.4335in"/>
    </style:style>
    <style:style style:name="co29" style:family="table-column">
      <style:table-column-properties fo:break-before="auto" style:column-width="1.1575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3335in" fo:break-before="auto" style:use-optimal-row-height="false"/>
    </style:style>
    <style:style style:name="ro3" style:family="table-row">
      <style:table-row-properties style:row-height="0.3854in" fo:break-before="auto" style:use-optimal-row-height="false"/>
    </style:style>
    <style:style style:name="ro4" style:family="table-row">
      <style:table-row-properties style:row-height="0.4374in" fo:break-before="auto" style:use-optimal-row-height="false"/>
    </style:style>
    <style:style style:name="ro5" style:family="table-row">
      <style:table-row-properties style:row-height="1.1354in" fo:break-before="auto" style:use-optimal-row-height="false"/>
    </style:style>
    <style:style style:name="ro6" style:family="table-row">
      <style:table-row-properties style:row-height="3.4063in" fo:break-before="auto" style:use-optimal-row-height="false"/>
    </style:style>
    <style:style style:name="ro7" style:family="table-row">
      <style:table-row-properties style:row-height="1.8445in" fo:break-before="auto" style:use-optimal-row-height="true"/>
    </style:style>
    <style:style style:name="ro8" style:family="table-row">
      <style:table-row-properties style:row-height="4.3807in" fo:break-before="auto" style:use-optimal-row-height="false"/>
    </style:style>
    <style:style style:name="ro9" style:family="table-row">
      <style:table-row-properties style:row-height="2.9689in" fo:break-before="auto" style:use-optimal-row-height="false"/>
    </style:style>
    <style:style style:name="ro10" style:family="table-row">
      <style:table-row-properties style:row-height="3.3366in" fo:break-before="auto" style:use-optimal-row-height="true"/>
    </style:style>
    <style:style style:name="ro11" style:family="table-row">
      <style:table-row-properties style:row-height="3.1717in" fo:break-before="auto" style:use-optimal-row-height="true"/>
    </style:style>
    <style:style style:name="ro12" style:family="table-row">
      <style:table-row-properties style:row-height="2.3957in" fo:break-before="auto" style:use-optimal-row-height="false"/>
    </style:style>
    <style:style style:name="ro13" style:family="table-row">
      <style:table-row-properties style:row-height="2.3425in" fo:break-before="auto" style:use-optimal-row-height="true"/>
    </style:style>
    <style:style style:name="ro14" style:family="table-row">
      <style:table-row-properties style:row-height="2.5075in" fo:break-before="auto" style:use-optimal-row-height="true"/>
    </style:style>
    <style:style style:name="ro15" style:family="table-row">
      <style:table-row-properties style:row-height="4.0209in" fo:break-before="auto" style:use-optimal-row-height="false"/>
    </style:style>
    <style:style style:name="ro16" style:family="table-row">
      <style:table-row-properties style:row-height="3.6043in" fo:break-before="auto" style:use-optimal-row-height="false"/>
    </style:style>
    <style:style style:name="ro17" style:family="table-row">
      <style:table-row-properties style:row-height="3.3228in" fo:break-before="auto" style:use-optimal-row-height="false"/>
    </style:style>
    <style:style style:name="ro18" style:family="table-row">
      <style:table-row-properties style:row-height="3.6874in" fo:break-before="auto" style:use-optimal-row-height="false"/>
    </style:style>
    <style:style style:name="ro19" style:family="table-row">
      <style:table-row-properties style:row-height="3.7291in" fo:break-before="auto" style:use-optimal-row-height="false"/>
    </style:style>
    <style:style style:name="ro20" style:family="table-row">
      <style:table-row-properties style:row-height="2.8646in" fo:break-before="auto" style:use-optimal-row-height="false"/>
    </style:style>
    <style:style style:name="ro21" style:family="table-row">
      <style:table-row-properties style:row-height="3.3752in" fo:break-before="auto" style:use-optimal-row-height="false"/>
    </style:style>
    <style:style style:name="ro22" style:family="table-row">
      <style:table-row-properties style:row-height="3.5102in" fo:break-before="auto" style:use-optimal-row-height="false"/>
    </style:style>
    <style:style style:name="ro23" style:family="table-row">
      <style:table-row-properties style:row-height="3.5028in" fo:break-before="auto" style:use-optimal-row-height="true"/>
    </style:style>
    <style:style style:name="ro24" style:family="table-row">
      <style:table-row-properties style:row-height="3.5626in" fo:break-before="auto" style:use-optimal-row-height="false"/>
    </style:style>
    <style:style style:name="ro25" style:family="table-row">
      <style:table-row-properties style:row-height="0.1783in" fo:break-before="auto" style:use-optimal-row-height="true"/>
    </style:style>
    <style:style style:name="ro26" style:family="table-row">
      <style:table-row-properties style:row-height="0.6252in" fo:break-before="auto" style:use-optimal-row-height="false"/>
    </style:style>
    <style:style style:name="ro27" style:family="table-row">
      <style:table-row-properties style:row-height="0.4689in" fo:break-before="auto" style:use-optimal-row-height="false"/>
    </style:style>
    <style:style style:name="ro28" style:family="table-row">
      <style:table-row-properties style:row-height="0.352in" fo:break-before="auto" style:use-optimal-row-height="true"/>
    </style:style>
    <style:style style:name="ro29" style:family="table-row">
      <style:table-row-properties style:row-height="0.3465in" fo:break-before="auto" style:use-optimal-row-height="false"/>
    </style:style>
    <style:style style:name="ro30" style:family="table-row">
      <style:table-row-properties style:row-height="0.1862in" fo:break-before="auto" style:use-optimal-row-height="true"/>
    </style:style>
    <style:style style:name="ro31" style:family="table-row">
      <style:table-row-properties style:row-height="0.2709in" fo:break-before="auto" style:use-optimal-row-height="false"/>
    </style:style>
    <style:style style:name="ta1" style:family="table" style:master-page-name="PageStyle_5f_Phresco">
      <style:table-properties table:display="true" style:writing-mode="lr-tb"/>
    </style:style>
    <style:style style:name="ta2" style:family="table" style:master-page-name="PageStyle_5f_Test_20_Report">
      <style:table-properties table:display="true" style:writing-mode="lr-tb"/>
    </style:style>
    <style:style style:name="ta3" style:family="table" style:master-page-name="PageStyle_5f_Automation_20_Test_20_Data_20_">
      <style:table-properties table:display="true" style:writing-mode="lr-tb"/>
    </style:style>
    <number:percentage-style style:name="N5010" number:language="en" number:country="US">
      <number:number number:decimal-places="0" number:min-integer-digits="1"/>
      <number:text>%</number:text>
    </number:percentage-style>
    <style:style style:name="ce1" style:family="table-cell" style:parent-style-name="Normal_20_2">
      <style:table-cell-properties fo:background-color="#ffffff"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Palatino Linotyp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Normal_20_2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Normal_20_2">
      <style:table-cell-properties fo:background-color="#ffffff" style:diagonal-bl-tr="none" style:diagonal-tl-b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Normal_20_2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Normal_20_2">
      <style:table-cell-properties fo:background-color="#c0c0c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.8102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6" style:family="table-cell" style:parent-style-name="Normal_20_2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Normal_20_2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8" style:family="table-cell" style:parent-style-name="Normal_20_2">
      <style:table-cell-properties fo:border-bottom="none" fo:background-color="#c0c0c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" style:family="table-cell" style:parent-style-name="Normal_20_2">
      <style:table-cell-properties fo:border-bottom="none" fo:background-color="#c0c0c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0" style:family="table-cell" style:parent-style-name="Normal_20_2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Normal_20_2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Normal_20_2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4" style:family="table-cell" style:parent-style-name="Normal_20_2">
      <style:table-cell-properties fo:border-bottom="0.0138in solid #000000" fo:background-color="#ffffff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_20_2">
      <style:table-cell-properties fo:border-bottom="0.0138in solid #000000" fo:background-color="#ffffff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Normal_20_2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_20_2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Normal_20_2">
      <style:table-cell-properties fo:border-bottom="0.0138in solid #000000" fo:background-color="#ffffff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Normal_20_2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Normal_20_2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1" style:family="table-cell" style:parent-style-name="Normal_20_2">
      <style:table-cell-properties fo:border-bottom="0.0138in solid #000000" fo:background-color="#ffffff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Normal_20_2">
      <style:table-cell-properties fo:border-bottom="0.0138in solid #000000" fo:background-color="#ffffff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Normal_20_2">
      <style:table-cell-properties fo:border-bottom="none" fo:background-color="#c0c0c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4" style:family="table-cell" style:parent-style-name="Normal_20_2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Normal_20_2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Normal_20_2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Normal_20_2">
      <style:table-cell-properties fo:background-color="#ff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Normal_20_2">
      <style:table-cell-properties fo:background-color="#ffffff" style:diagonal-bl-tr="none" style:diagonal-tl-br="none" fo:border="0.013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Normal_20_2" style:data-style-name="N5122">
      <style:table-cell-properties fo:background-color="#ffffff" style:diagonal-bl-tr="none" style:diagonal-tl-br="none" fo:border="0.013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Normal_20_2">
      <style:table-cell-properties fo:border-bottom="0.0138in solid #000000" style:diagonal-bl-tr="none" style:diagonal-tl-br="none" style:text-align-source="fix" style:repeat-content="false" fo:background-color="transparent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Normal_20_2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3" style:family="table-cell" style:parent-style-name="Normal_20_2">
      <style:table-cell-properties fo:border-bottom="0.0138in solid #000000" style:diagonal-bl-tr="none" style:diagonal-tl-br="none" fo:background-color="transparent" fo:border-left="0.0138in solid #000000" fo:border-right="0.0138in solid #000000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Normal_20_2">
      <style:table-cell-properties style:diagonal-bl-tr="none" style:diagonal-tl-br="none" fo:background-color="transparent" fo:border="0.013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Normal_20_2">
      <style:table-cell-properties fo:border-bottom="0.0138in solid #000000" style:diagonal-bl-tr="none" style:diagonal-tl-br="none" style:text-align-source="fix" style:repeat-content="false" fo:background-color="transparent" fo:wrap-option="wrap" fo:border-left="none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Normal_20_2">
      <style:table-cell-properties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Normal_20_2">
      <style:table-cell-properties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Normal_20_2">
      <style:table-cell-properties fo:border-bottom="0.0138in solid #000000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Normal_20_2">
      <style:table-cell-properties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Normal_20_2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Palatino Linotyp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2" style:family="table-cell" style:parent-style-name="Excel_20_Built-in_20_Normal">
      <style:table-cell-properties fo:border-bottom="none" style:diagonal-bl-tr="none" style:diagonal-tl-br="none" fo:border-left="0.0346in solid #000000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0.0346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Excel_20_Built-in_20_Normal">
      <style:table-cell-properties fo:border-bottom="0.0346in solid #000000" style:diagonal-bl-tr="none" style:diagonal-tl-br="none" style:text-align-source="value-type" style:repeat-content="false" fo:background-color="transparent" fo:wrap-option="no-wrap" fo:border-left="0.0346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0.0346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0.0346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Excel_20_Built-in_20_Normal">
      <style:table-cell-properties fo:border-bottom="0.0138in solid #000000" fo:background-color="#ffff99" style:diagonal-bl-tr="none" style:diagonal-tl-br="none" fo:border-left="0.0346in solid #000000" fo:border-right="0.0138in solid #000000" fo:border-top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Excel_20_Built-in_20_Normal">
      <style:table-cell-properties fo:border-bottom="0.0346in solid #000000" fo:background-color="#ffff99" style:diagonal-bl-tr="none" style:diagonal-tl-br="none" fo:border-left="0.0346in solid #000000" fo:border-right="0.0138in solid #000000" fo:border-top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Excel_20_Built-in_20_Normal">
      <style:table-cell-properties fo:border-bottom="0.0346in solid #000000" style:diagonal-bl-tr="none" style:diagonal-tl-br="none" fo:border-left="0.0346in solid #000000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Excel_20_Built-in_20_Normal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Excel_20_Built-in_20_Normal">
      <style:table-cell-properties fo:border-bottom="0.0346in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Palatino Linotyp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5" style:family="table-cell" style:parent-style-name="Excel_20_Built-in_20_Normal">
      <style:table-cell-properties style:diagonal-bl-tr="none" style:diagonal-tl-b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Excel_20_Built-in_20_Normal">
      <style:table-cell-properties fo:border-bottom="none" style:diagonal-bl-tr="none" style:diagonal-tl-br="none" fo:border-left="none" fo:border-right="none" fo:border-top="0.0346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Excel_20_Built-in_20_Normal">
      <style:table-cell-properties fo:border-bottom="0.0346in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Excel_20_Built-in_20_Normal">
      <style:table-cell-properties fo:background-color="#ffff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Excel_20_Built-in_20_Normal">
      <style:table-cell-properties fo:background-color="#ffff99" style:diagonal-bl-tr="none" style:diagonal-tl-br="none" fo:border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Excel_20_Built-in_20_Normal">
      <style:table-cell-properties fo:border-bottom="0.0346in solid #000000" fo:background-color="#ffff99" style:diagonal-bl-tr="none" style:diagonal-tl-br="none" fo:border-left="0.0138in solid #000000" fo:border-right="0.0138in solid #000000" fo:border-top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Excel_20_Built-in_20_Normal">
      <style:table-cell-properties fo:border-bottom="0.0346in solid #000000" fo:background-color="#ffffff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Normal" style:data-style-name="N5000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Excel_20_Built-in_20_Normal" style:data-style-name="N5000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Excel_20_Built-in_20_Normal" style:data-style-name="N5000">
      <style:table-cell-properties fo:border-bottom="0.0138in solid #000000" fo:background-color="#c0c0c0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Excel_20_Built-in_20_Normal" style:data-style-name="N5000">
      <style:table-cell-properties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Excel_20_Built-in_20_Normal" style:data-style-name="N5010">
      <style:table-cell-properties fo:border-bottom="0.0346in solid #000000" fo:background-color="#99cc00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Excel_20_Built-in_20_Normal" style:data-style-name="N5000">
      <style:table-cell-properties fo:border-bottom="none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Excel_20_Built-in_20_Normal" style:data-style-name="N5000">
      <style:table-cell-properties fo:border-bottom="none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Excel_20_Built-in_20_Normal" style:data-style-name="N5000">
      <style:table-cell-properties fo:border-bottom="0.0138in solid #000000" fo:background-color="#c0c0c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Excel_20_Built-in_20_Normal" style:data-style-name="N5000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Excel_20_Built-in_20_Normal" style:data-style-name="N5010">
      <style:table-cell-properties fo:border-bottom="0.0346in solid #000000" fo:background-color="#99cc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Excel_20_Built-in_20_Normal">
      <style:table-cell-properties fo:border-bottom="none" style:diagonal-bl-tr="none" style:diagonal-tl-br="none" fo:border-left="none" fo:border-right="none" fo:border-top="0.0346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Excel_20_Built-in_20_Normal">
      <style:table-cell-properties style:diagonal-bl-tr="none" style:diagonal-tl-br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Excel_20_Built-in_20_Normal">
      <style:table-cell-properties fo:border-bottom="0.0346in solid #000000" style:diagonal-bl-tr="none" style:diagonal-tl-br="none" fo:background-color="transparent" fo:border-left="none" fo:border-right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Excel_20_Built-in_20_Normal" style:data-style-name="N5122">
      <style:table-cell-properties fo:border-bottom="0.0138in solid #000000" style:diagonal-bl-tr="none" style:diagonal-tl-br="none" fo:border-left="0.0138in solid #000000" fo:border-right="0.0346in solid #000000" fo:border-top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Excel_20_Built-in_20_Normal">
      <style:table-cell-properties fo:border-bottom="0.0346in solid #000000" style:diagonal-bl-tr="none" style:diagonal-tl-br="none" fo:border-left="0.0138in solid #000000" fo:border-right="0.0346in solid #000000" fo:border-top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Excel_20_Built-in_20_Normal" style:data-style-name="N5000">
      <style:table-cell-properties fo:border-bottom="none" style:diagonal-bl-tr="none" style:diagonal-tl-br="none" style:text-align-source="fix" style:repeat-content="false" fo:background-color="transparent" fo:wrap-option="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Excel_20_Built-in_20_Normal" style:data-style-name="N5000">
      <style:table-cell-properties fo:border-bottom="none" style:diagonal-bl-tr="none" style:diagonal-tl-br="none" style:text-align-source="fix" style:repeat-content="false" fo:background-color="transparent" fo:wrap-option="wrap" fo:border-left="0.0138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Excel_20_Built-in_20_Normal">
      <style:table-cell-properties fo:border-bottom="0.0138in solid #000000" fo:background-color="#ffff99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Excel_20_Built-in_20_Normal">
      <style:table-cell-properties fo:border-bottom="0.0138in solid #000000" fo:background-color="#ffff99" style:diagonal-bl-tr="none" style:diagonal-tl-br="none" fo:border-left="0.0138in solid #000000" fo:border-right="0.0346in solid #000000" fo:border-top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Excel_20_Built-in_20_Normal">
      <style:table-cell-properties fo:border-bottom="0.0346in solid #000000" fo:background-color="#ffff99" style:diagonal-bl-tr="none" style:diagonal-tl-br="none" fo:border-left="0.0138in solid #000000" fo:border-right="0.0346in solid #000000" fo:border-top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Excel_20_Built-in_20_Normal" style:data-style-name="N5000">
      <style:table-cell-properties fo:border-bottom="0.0138in solid #000000" fo:background-color="#c0c0c0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Excel_20_Built-in_20_Normal" style:data-style-name="N5000">
      <style:table-cell-properties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Excel_20_Built-in_20_Normal" style:data-style-name="N5010">
      <style:table-cell-properties fo:border-bottom="0.0346in solid #000000" fo:background-color="#99cc00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0.0346in solid #000000" style:direction="ltr" fo:border-right="0.0138in solid #000000" style:rotation-angle="0" style:rotation-align="none" style:shrink-to-fit="false" fo:border-top="0.0346in solid #000000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3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346in solid #000000" style:direction="ltr" fo:border-right="none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Excel_20_Built-in_20_Normal">
      <style:table-cell-properties fo:border-bottom="0.0138in solid #000000" fo:background-color="#ffff99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346in solid #000000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none" style:direction="ltr" fo:border-right="0.0138in solid #000000" style:rotation-angle="0" style:rotation-align="none" style:shrink-to-fit="false" fo:border-top="0.0346in solid #000000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Excel_20_Built-in_20_Normal">
      <style:table-cell-properties style:diagonal-bl-tr="none" style:diagonal-tl-br="non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346in solid #000000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346in solid #000000" style:rotation-angle="0" style:rotation-align="none" style:shrink-to-fit="false" fo:border-top="0.0346in solid #000000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none" style:direction="ltr" fo:border-right="0.0346in solid #000000" style:rotation-angle="0" style:rotation-align="none" style:shrink-to-fit="false" fo:border-top="0.0346in solid #000000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346in solid #000000" style:direction="ltr" fo:border-right="0.0346in solid #000000" style:rotation-angle="0" style:rotation-align="none" style:shrink-to-fit="false" fo:border-top="0.0346in solid #000000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346in solid #000000" style:direction="ltr" fo:border-right="0.0346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Excel_20_Built-in_20_Normal" style:data-style-name="N5000">
      <style:table-cell-properties fo:border-bottom="0.0138in solid #000000" fo:background-color="#99cc00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Excel_20_Built-in_20_Normal" style:data-style-name="N5000">
      <style:table-cell-properties fo:border-bottom="0.0346in solid #000000" fo:background-color="#99cc00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Excel_20_Built-in_20_Normal">
      <style:table-cell-properties fo:border-bottom="0.0346in solid #000000" fo:background-color="#ffffff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Palatino Linotyp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08" style:family="table-cell" style:parent-style-name="Excel_20_Built-in_20_Normal">
      <style:table-cell-properties fo:border-bottom="none" style:diagonal-bl-tr="none" style:diagonal-tl-br="none" fo:border-left="none" fo:border-right="0.0346in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Excel_20_Built-in_20_Normal">
      <style:table-cell-properties fo:border-bottom="0.0346in solid #000000" style:diagonal-bl-tr="none" style:diagonal-tl-br="none" fo:border-left="none" fo:border-right="0.0346in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Excel_20_Built-in_20_Normal" style:data-style-name="N5000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Excel_20_Built-in_20_Normal" style:data-style-name="N5000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Excel_20_Built-in_20_Normal" style:data-style-name="N5000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Excel_20_Built-in_20_Normal" style:data-style-name="N5000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Excel_20_Built-in_20_Normal">
      <style:table-cell-properties style:diagonal-bl-tr="none" style:diagonal-tl-br="none" fo:border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Excel_20_Built-in_20_Normal">
      <style:table-cell-properties fo:background-color="#ffffff"/>
    </style:style>
    <style:style style:name="ce116" style:family="table-cell" style:parent-style-name="Excel_20_Built-in_20_Normal">
      <style:table-cell-properties fo:background-color="#ffff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Excel_20_Built-in_20_Normal">
      <style:table-cell-properties fo:background-color="#ffffff" style:diagonal-bl-tr="none" style:diagonal-tl-br="none" fo:border="0.0138in solid #000000"/>
    </style:style>
    <style:style style:name="ce118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svg:stroke-width="0.0102in" draw:stroke-linejoin="round" draw:fill="none" style:repeat="stretch" draw:fill-image-ref-point="top-left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none" svg:stroke-width="0.0102in" draw:stroke-linejoin="miter" draw:fill="none" style:repeat="stretch" draw:fill-image-ref-point="top-left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0)" table:allow-empty-cell="true" table:display-list="unsorted" table:base-cell-address="Phresco.A1">
          <table:error-message table:message-type="stop" table:display="true"/>
        </table:content-validation>
      </table:content-validations>
      <table:table table:name="Phresco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17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" table:number-columns-repeated="1010" table:default-cell-style-name="ce3"/>
        <table:table-row table:style-name="ro1">
          <table:table-cell table:style-name="ce1" office:value-type="string" table:number-columns-spanned="14" table:number-rows-spanned="1">
            <text:p>Phresco Application - Phresco Framework</text:p>
            <draw:frame table:end-cell-address="Phresco.B1" table:end-x="0.7476in" table:end-y="0.4587in" draw:z-index="0" draw:name="Picture 1" draw:style-name="gr1" draw:text-style-name="P1" svg:width="1.348in" svg:height="0.385in" svg:x="0.1024in" svg:y="0.0736in">
              <draw:image xlink:href="Pictures/100000000000007F00000025F05729D0.jpg" xlink:type="simple" xlink:show="embed" xlink:actuate="onLoad">
                <text:p/>
              </draw:image>
            </draw:frame>
            <draw:frame table:end-cell-address="Phresco.B1" table:end-x="0.7476in" table:end-y="0.4587in" draw:z-index="1" draw:name="Picture 1" draw:style-name="gr1" draw:text-style-name="P1" svg:width="1.348in" svg:height="0.385in" svg:x="0.1024in" svg:y="0.0736in">
              <draw:image xlink:href="Pictures/100000000000007F00000025F05729D0.jpg" xlink:type="simple" xlink:show="embed" xlink:actuate="onLoad">
                <text:p/>
              </draw:image>
            </draw:frame>
            <draw:frame table:end-cell-address="Phresco.B1" table:end-x="0.7476in" table:end-y="0.4587in" draw:z-index="2" draw:name="Picture 1" draw:style-name="gr1" draw:text-style-name="P1" svg:width="1.348in" svg:height="0.385in" svg:x="0.1024in" svg:y="0.0736in">
              <draw:image xlink:href="Pictures/100000000000007F00000025F05729D0.jpg" xlink:type="simple" xlink:show="embed" xlink:actuate="onLoad">
                <text:p/>
              </draw:image>
            </draw:frame>
            <draw:frame table:end-cell-address="Phresco.B1" table:end-x="0.7476in" table:end-y="0.4587in" draw:z-index="3" draw:name="Picture 1" draw:style-name="gr1" draw:text-style-name="P1" svg:width="1.348in" svg:height="0.385in" svg:x="0.1024in" svg:y="0.0736in">
              <draw:image xlink:href="Pictures/100000000000007F00000025F05729D0.jpg" xlink:type="simple" xlink:show="embed" xlink:actuate="onLoad">
                <text:p/>
              </draw:image>
            </draw:frame>
            <draw:frame table:end-cell-address="Phresco.B1" table:end-x="0.7476in" table:end-y="0.4587in" draw:z-index="4" draw:name="Picture 1" draw:style-name="gr1" draw:text-style-name="P1" svg:width="1.348in" svg:height="0.385in" svg:x="0.1024in" svg:y="0.0736in">
              <draw:image xlink:href="Pictures/100000000000007F00000025F05729D0.jpg" xlink:type="simple" xlink:show="embed" xlink:actuate="onLoad">
                <text:p/>
              </draw:image>
            </draw:frame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1010"/>
        </table:table-row>
        <table:table-row table:style-name="ro2">
          <table:table-cell table:style-name="ce2" table:number-columns-repeated="11"/>
          <table:table-cell table:number-columns-repeated="1013"/>
        </table:table-row>
        <table:table-row table:style-name="ro2">
          <table:table-cell/>
          <table:table-cell table:style-name="ce5" office:value-type="string" table:number-columns-spanned="2" table:number-rows-spanned="1">
            <text:p>Project Name:</text:p>
          </table:table-cell>
          <table:covered-table-cell table:style-name="ce5"/>
          <table:table-cell table:style-name="ce14" office:value-type="string">
            <text:p>phresco </text:p>
          </table:table-cell>
          <table:table-cell table:style-name="ce21"/>
          <table:table-cell table:style-name="ce5" office:value-type="string">
            <text:p>Tested By</text:p>
          </table:table-cell>
          <table:table-cell table:style-name="ce28" office:value-type="string">
            <text:p>SaravanaKumare_sa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table:number-columns-spanned="2" table:number-rows-spanned="1">
            <text:p>Project ID:</text:p>
          </table:table-cell>
          <table:covered-table-cell table:style-name="ce5"/>
          <table:table-cell table:style-name="ce15" office:value-type="string">
            <text:p>PHTN_PH_21000</text:p>
          </table:table-cell>
          <table:table-cell table:style-name="ce21"/>
          <table:table-cell table:style-name="ce5" office:value-type="string">
            <text:p>Testing Period</text:p>
          </table:table-cell>
          <table:table-cell table:style-name="ce29"/>
          <table:table-cell table:number-columns-repeated="1017"/>
        </table:table-row>
        <table:table-row table:style-name="ro2">
          <table:table-cell/>
          <table:table-cell table:style-name="ce5" office:value-type="string" table:number-columns-spanned="2" table:number-rows-spanned="1">
            <text:p>Module:</text:p>
          </table:table-cell>
          <table:covered-table-cell table:style-name="ce5"/>
          <table:table-cell table:style-name="ce16" table:number-columns-spanned="2" table:number-rows-spanned="1"/>
          <table:covered-table-cell table:style-name="ce16"/>
          <table:table-cell table:style-name="ce5" office:value-type="string">
            <text:p>Test Date</text:p>
          </table:table-cell>
          <table:table-cell table:style-name="ce30" office:value-type="date" office:date-value="2011-12-13">
            <text:p>12/13/2011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table:number-columns-spanned="2" table:number-rows-spanned="1">
            <text:p>Sub Module:</text:p>
          </table:table-cell>
          <table:covered-table-cell table:style-name="ce5"/>
          <table:table-cell table:style-name="ce16" table:number-columns-spanned="2" table:number-rows-spanned="1"/>
          <table:covered-table-cell table:style-name="ce16"/>
          <table:table-cell table:number-columns-repeated="1019"/>
        </table:table-row>
        <table:table-row table:style-name="ro2">
          <table:table-cell/>
          <table:table-cell table:style-name="ce5" office:value-type="string" table:number-columns-spanned="2" table:number-rows-spanned="1">
            <text:p>Version No.</text:p>
          </table:table-cell>
          <table:covered-table-cell table:style-name="ce5"/>
          <table:table-cell table:style-name="ce14" office:value-type="string">
            <text:p>Draft</text:p>
          </table:table-cell>
          <table:table-cell table:style-name="ce21"/>
          <table:table-cell table:number-columns-repeated="1019"/>
        </table:table-row>
        <table:table-row table:style-name="ro2">
          <table:table-cell/>
          <table:table-cell table:style-name="ce6" table:number-columns-repeated="2"/>
          <table:table-cell table:number-columns-repeated="1021"/>
        </table:table-row>
        <table:table-row table:style-name="ro2">
          <table:table-cell/>
          <table:table-cell table:style-name="ce5" office:value-type="string" table:number-columns-spanned="2" table:number-rows-spanned="1">
            <text:p>TEST CYCLE :</text:p>
          </table:table-cell>
          <table:covered-table-cell table:style-name="ce5"/>
          <table:table-cell table:style-name="ce18"/>
          <table:table-cell table:style-name="ce22"/>
          <table:table-cell table:number-columns-repeated="1019"/>
        </table:table-row>
        <table:table-row table:style-name="ro2">
          <table:table-cell/>
          <table:table-cell table:style-name="ce5" office:value-type="string" table:number-columns-spanned="2" table:number-rows-spanned="1">
            <text:p>Test Cases Prepared By:</text:p>
          </table:table-cell>
          <table:covered-table-cell table:style-name="ce5"/>
          <table:table-cell table:style-name="ce19" office:value-type="string" table:number-columns-spanned="2" table:number-rows-spanned="1">
            <text:p>subashini_p,Jeyaprakash_k</text:p>
          </table:table-cell>
          <table:covered-table-cell table:style-name="ce19"/>
          <table:table-cell table:number-columns-repeated="1019"/>
        </table:table-row>
        <table:table-row table:style-name="ro2">
          <table:table-cell/>
          <table:table-cell table:style-name="ce7" table:number-columns-repeated="2"/>
          <table:table-cell table:style-name="ce20" table:number-columns-repeated="2"/>
          <table:table-cell table:style-name="ce7"/>
          <table:table-cell table:number-columns-repeated="1018"/>
        </table:table-row>
        <table:table-row table:style-name="ro3">
          <table:table-cell table:style-name="ce4"/>
          <table:table-cell table:style-name="ce8" office:value-type="string">
            <text:p>Feature ID</text:p>
          </table:table-cell>
          <table:table-cell table:style-name="ce8" office:value-type="string">
            <text:p>Requirement ID</text:p>
          </table:table-cell>
          <table:table-cell table:style-name="ce8" office:value-type="string">
            <text:p>Test Case ID</text:p>
          </table:table-cell>
          <table:table-cell table:style-name="ce23" office:value-type="string">
            <text:p>Test Case Description</text:p>
          </table:table-cell>
          <table:table-cell table:style-name="ce8" office:value-type="string">
            <text:p>Test Steps</text:p>
          </table:table-cell>
          <table:table-cell table:style-name="ce8" office:value-type="string">
            <text:p>Test Case Type</text:p>
          </table:table-cell>
          <table:table-cell table:style-name="ce8" office:value-type="string">
            <text:p>Test Input / Test Data</text:p>
          </table:table-cell>
          <table:table-cell table:style-name="ce8" office:value-type="string">
            <text:p>Expected Results</text:p>
          </table:table-cell>
          <table:table-cell table:style-name="ce8" office:value-type="string">
            <text:p>Actual Results</text:p>
          </table:table-cell>
          <table:table-cell table:style-name="ce8" office:value-type="string">
            <text:p>Status </text:p>
          </table:table-cell>
          <table:table-cell table:style-name="ce8" office:value-type="string">
            <text:p>Priority</text:p>
          </table:table-cell>
          <table:table-cell table:style-name="ce8" office:value-type="string">
            <text:p>Severity</text:p>
          </table:table-cell>
          <table:table-cell table:style-name="ce8" office:value-type="string">
            <text:p>Bug ID/Comments</text:p>
          </table:table-cell>
          <table:table-cell table:style-name="ce4" table:number-columns-repeated="1010"/>
        </table:table-row>
        <table:table-row table:style-name="ro4">
          <table:table-cell/>
          <table:table-cell table:style-name="ce9"/>
          <table:table-cell table:style-name="ce13" table:number-columns-repeated="2"/>
          <table:table-cell table:style-name="ce13" office:value-type="string">
            <text:p>Create Project</text:p>
          </table:table-cell>
          <table:table-cell table:style-name="ce13" table:number-columns-repeated="2"/>
          <table:table-cell table:style-name="ce13">
            <draw:frame table:end-cell-address="Phresco.I16" table:end-x="0.035in" table:end-y="0.674in" draw:z-index="5" draw:name="Graphics 1" draw:style-name="gr2" draw:text-style-name="P2" svg:width="7.2417in" svg:height="5.2539in" svg:x="0.0311in" svg:y="0.3807in">
              <draw:image xlink:href="Pictures/2000000700005E78000041D73249DE01.svm" xlink:type="simple" xlink:show="embed" xlink:actuate="onLoad">
                <text:p/>
              </draw:image>
            </draw:frame>
          </table:table-cell>
          <table:table-cell table:style-name="ce13" table:number-columns-repeated="2"/>
          <table:table-cell table:style-name="ce13" table:content-validation-name="val1"/>
          <table:table-cell table:style-name="ce13" table:number-columns-repeated="2"/>
          <table:table-cell table:style-name="ce40"/>
          <table:table-cell table:number-columns-repeated="1010"/>
        </table:table-row>
        <table:table-row table:style-name="ro5">
          <table:table-cell/>
          <table:table-cell table:style-name="ce10" office:value-type="string">
            <text:p>Login</text:p>
          </table:table-cell>
          <table:table-cell table:style-name="ce10" office:value-type="string">
            <text:p>User story 1</text:p>
          </table:table-cell>
          <table:table-cell table:style-name="ce11" office:value-type="string">
            <text:p>TC_MV_01</text:p>
          </table:table-cell>
          <table:table-cell table:style-name="ce24" office:value-type="string">
            <text:p>Check whether "administrator phresco" able to view <text:span text:style-name="T1">Login page</text:span></text:p>
          </table:table-cell>
          <table:table-cell table:style-name="ce16" office:value-type="string">
            <text:p>1. Open a web browser.</text:p>
            <text:p>2.Type the URL:localhost:2468/phresco/ in the address bar.</text:p>
            <text:p>3.User needs to enter username.</text:p>
            <text:p>4.User needs to enter password.</text:p>
            <text:p>5.User needs to click Login button.</text:p>
          </table:table-cell>
          <table:table-cell table:style-name="ce24" office:value-type="string">
            <text:p>Framework </text:p>
          </table:table-cell>
          <table:table-cell table:style-name="ce32"/>
          <table:table-cell table:style-name="ce35" office:value-type="string">
            <text:p>"Administrator phresco" should be able to land in <text:s/>"<text:span text:style-name="T1">welcome page"</text:span></text:p>
          </table:table-cell>
          <table:table-cell table:style-name="ce32"/>
          <table:table-cell table:style-name="ce32" table:content-validation-name="val1"/>
          <table:table-cell table:style-name="ce32" table:number-columns-repeated="3"/>
          <table:table-cell table:number-columns-repeated="1010"/>
        </table:table-row>
        <table:table-row table:style-name="ro6">
          <table:table-cell/>
          <table:table-cell table:style-name="ce11" office:value-type="string">
            <text:p>Welcome Page - [Widgets ],[ web master],[ Go to phresco home]</text:p>
          </table:table-cell>
          <table:table-cell table:style-name="ce11" office:value-type="string">
            <text:p>User Story 2</text:p>
          </table:table-cell>
          <table:table-cell table:style-name="ce11" office:value-type="string">
            <text:p>TC_MV_02</text:p>
          </table:table-cell>
          <table:table-cell table:style-name="ce25" office:value-type="string">
            <text:p>Check whether "administrator phresco" able to view welcome page - [Widgets ],[ web master],[ Go to phresco home]</text:p>
          </table:table-cell>
          <table:table-cell table:style-name="ce16" office:value-type="string">
            <text:p>1.Open a web browser.</text:p>
            <text:p>2.Type the URL:localhost:2468/phresco/ in the address bar.</text:p>
            <text:p>3.User needs to enter username.</text:p>
            <text:p>4.User needs to enter password.</text:p>
            <text:p>5.User needs to click Login.</text:p>
            <text:p>6.User lands on welcome page.</text:p>
            <text:p>7.User can view " Applications ", "Settings","Forum" in widgets.</text:p>
            <text:p>8.User needs to click " Applications " in order to land in application page.</text:p>
            <text:p>9.User needs to click "Settings" in order to land in settings page.</text:p>
            <text:p>10.User needs to click "Forum" in order to land in forum page.</text:p>
            <text:p>11. User needs to click "Go to phresco home" in order to land in homepage.</text:p>
            <text:p>12. User need to click " webmaster@photon.in" in order to give feedback.</text:p>
          </table:table-cell>
          <table:table-cell table:style-name="ce25" office:value-type="string">
            <text:p>Framework </text:p>
          </table:table-cell>
          <table:table-cell table:style-name="ce33"/>
          <table:table-cell table:style-name="ce31" office:value-type="string">
            <text:p>"Administrator phresco" should be able to view <text:span text:style-name="T1">" </text:span><text:span text:style-name="T1">corresponding page based user clicks"</text:span></text:p>
          </table:table-cell>
          <table:table-cell table:style-name="ce36"/>
          <table:table-cell table:style-name="ce38"/>
          <table:table-cell table:style-name="ce24" table:content-validation-name="val1" table:number-columns-repeated="2"/>
          <table:table-cell table:style-name="ce33"/>
          <table:table-cell table:number-columns-repeated="1010"/>
        </table:table-row>
        <table:table-row table:style-name="ro7">
          <table:table-cell/>
          <table:table-cell table:style-name="ce12" office:value-type="string">
            <text:p>Home page </text:p>
          </table:table-cell>
          <table:table-cell table:style-name="ce12" office:value-type="string">
            <text:p>User Story 3</text:p>
          </table:table-cell>
          <table:table-cell table:style-name="ce12" office:value-type="string">
            <text:p>TC_MV_03</text:p>
          </table:table-cell>
          <table:table-cell table:style-name="ce25" office:value-type="string">
            <text:p>Check whether "administrator phresco" able to view Home page</text:p>
          </table:table-cell>
          <table:table-cell table:style-name="ce27" office:value-type="string">
            <text:p>1. Open a web browser </text:p>
            <text:p>2. Type the URL: localhost:2468/phresco/ in the address bar.</text:p>
            <text:p>3. User lands in login page.</text:p>
            <text:p>4. User needs to provide Login credentials.</text:p>
            <text:p>5. User lands on welcome page upon providing valid login credentials.</text:p>
            <text:p>6. User needs to click on " Go to phresco home"</text:p>
            <text:p>7. User can able to view video upon clicking play button.</text:p>
            <text:p/>
          </table:table-cell>
          <table:table-cell table:style-name="ce25" office:value-type="string">
            <text:p>Framework </text:p>
          </table:table-cell>
          <table:table-cell table:style-name="ce34"/>
          <table:table-cell table:style-name="ce31" office:value-type="string">
            <text:p>"Administrator phresco" should be able to view <text:span text:style-name="T1">"Home Page"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6">
          <table:table-cell/>
          <table:table-cell table:style-name="ce12" office:value-type="string">
            <text:p>Application </text:p>
          </table:table-cell>
          <table:table-cell table:style-name="ce12" office:value-type="string">
            <text:p>User Story 4</text:p>
          </table:table-cell>
          <table:table-cell table:style-name="ce12" office:value-type="string">
            <text:p>TC_MV_04</text:p>
          </table:table-cell>
          <table:table-cell table:style-name="ce26" office:value-type="string">
            <text:p>Check whether "administrator phresco" able to view Application page.</text:p>
          </table:table-cell>
          <table:table-cell table:style-name="ce16" office:value-type="string">
            <text:p>1. Open a web browser </text:p>
            <text:p>2. Type the URL: localhost:2468/phresco/ in the address bar.</text:p>
            <text:p>3. User lands on login page.</text:p>
            <text:p>4. User needs to provide Login credentials.</text:p>
            <text:p>5. User lands on welcome page upon providing valid login credentials.</text:p>
            <text:p>6. User needs to click on " Go to phresco home"</text:p>
            <text:p>7. User needs to click "Application" tab from quick links.</text:p>
            <text:p>8. User lands on Application page.</text:p>
            <text:p/>
          </table:table-cell>
          <table:table-cell table:style-name="ce31"/>
          <table:table-cell table:style-name="ce34"/>
          <table:table-cell table:style-name="ce31" office:value-type="string">
            <text:p>"Administrator phresco" should be able to view <text:span text:style-name="T1">"Add Application", Discover", Import from </text:span><text:span text:style-name="T1">SVN", Delete [ unselected mode]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8">
          <table:table-cell/>
          <table:table-cell table:style-name="ce11" office:value-type="string">
            <text:p>Add Application [ Next ] <text:s text:c="17"/></text:p>
          </table:table-cell>
          <table:table-cell table:style-name="ce12" office:value-type="string">
            <text:p>User Story 5</text:p>
          </table:table-cell>
          <table:table-cell table:style-name="ce11" office:value-type="string">
            <text:p>TC_MV_05</text:p>
          </table:table-cell>
          <table:table-cell table:style-name="ce24" office:value-type="string">
            <text:p>Check whether "administrator phresco" able to add new application - Next</text:p>
          </table:table-cell>
          <table:table-cell table:style-name="ce24" office:value-type="string">
            <text:p>1. Open a web browser </text:p>
            <text:p>2. Type the URL: localhost:2468/phresco/ in the address bar.</text:p>
            <text:p>3. Click on the Go to <text:s/>phresco home button.</text:p>
            <text:p>4. Click on the "Application tab" and click on "Add application"</text:p>
            <text:p>5. Enter <text:s/>Name, Code, Description in "App Info" page </text:p>
            <text:p>6.Select Mobile Application </text:p>
            <text:p>6.i.Technology:select iPhone <text:s text:c="5"/></text:p>
            <text:p>7.Enter Platform:</text:p>
            <text:p>8.Application Server:</text:p>
            <text:p>9.Database:</text:p>
            <text:p>10.Editor:</text:p>
            <text:p>11.JS-Libraries: <text:s text:c="48"/></text:p>
            <text:p>12.Click on the next button.</text:p>
            <text:p/>
            <text:p><text:s text:c="84"/><text:s text:c="84"/><text:s text:c="84"/><text:s text:c="84"/><text:s text:c="84"/><text:s text:c="17"/></text:p>
          </table:table-cell>
          <table:table-cell table:style-name="ce25" office:value-type="string">
            <text:p>Framework </text:p>
          </table:table-cell>
          <table:table-cell table:style-name="ce34"/>
          <table:table-cell table:style-name="ce31" office:value-type="string">
            <text:p>"Administrator phresco" should be able to view <text:span text:style-name="T1">"features page"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9">
          <table:table-cell/>
          <table:table-cell table:style-name="ce12" office:value-type="string">
            <text:p>Add Application [Cancel]</text:p>
          </table:table-cell>
          <table:table-cell table:style-name="ce12" office:value-type="string">
            <text:p>User Story 6</text:p>
          </table:table-cell>
          <table:table-cell table:style-name="ce12" office:value-type="string">
            <text:p>TC_MV_06</text:p>
          </table:table-cell>
          <table:table-cell table:style-name="ce25" office:value-type="string">
            <text:p>Check whether "administrator phresco" able to add new application - Cancel</text:p>
          </table:table-cell>
          <table:table-cell table:style-name="ce25" office:value-type="string">
            <text:p>1. Open a web browser </text:p>
            <text:p>2. Type the URL: localhost:2468/phresco/ in the address bar.</text:p>
            <text:p>3. Click on the Go to phresco home button.</text:p>
            <text:p>4. Click on the "Application tab" and click on "Add application"</text:p>
            <text:p>5. Enter <text:s/>Name, Code, Description in "App Info" page 6.Select Mobile Application </text:p>
            <text:p>6.i.Technology:select iPhone <text:s text:c="3"/></text:p>
            <text:p>7.Enter Platform:</text:p>
            <text:p>8.Application Server:</text:p>
            <text:p>9.Database:</text:p>
            <text:p>10.Editor:</text:p>
            <text:p>11.JS-Libraries: <text:s text:c="48"/></text:p>
            <text:p>12.Click on the cancel button.</text:p>
          </table:table-cell>
          <table:table-cell table:style-name="ce25" office:value-type="string">
            <text:p>Framework </text:p>
          </table:table-cell>
          <table:table-cell table:style-name="ce34"/>
          <table:table-cell table:style-name="ce31" office:value-type="string">
            <text:p>"Administrator phresco" should be able to view <text:span text:style-name="T1">"Application page"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10">
          <table:table-cell/>
          <table:table-cell table:style-name="ce12" office:value-type="string">
            <text:p>Features Page [Finish]</text:p>
          </table:table-cell>
          <table:table-cell table:style-name="ce12" office:value-type="string">
            <text:p>User Story 7</text:p>
          </table:table-cell>
          <table:table-cell table:style-name="ce12" office:value-type="string">
            <text:p>TC_MV_07</text:p>
          </table:table-cell>
          <table:table-cell table:style-name="ce25" office:value-type="string">
            <text:p>Check whether "administrator phresco" able to click "Finish button" upon selecting features in feature page.</text:p>
          </table:table-cell>
          <table:table-cell table:style-name="ce25" office:value-type="string">
            <text:p>1. Open a web browser </text:p>
            <text:p>2. Type the URL: localhost:2468/phresco/ in the address bar.</text:p>
            <text:p>3. Click on the Go to phresco home button.</text:p>
            <text:p>4. Click on the "Application tab" and click on "Add application"</text:p>
            <text:p>5. Enter <text:s/>Name, Code, Description in "App Info" page 6.Select MobileApplication </text:p>
            <text:p>6.i.Technology:select iPhone</text:p>
            <text:p>7.Enter Platform:</text:p>
            <text:p>8.Application Server:</text:p>
            <text:p>9.Database:</text:p>
            <text:p>10.Editor:</text:p>
            <text:p>11.JS-Libraries: <text:s text:c="48"/></text:p>
            <text:p>12.Click on the next button. <text:s text:c="35"/>13.Upon clicking next button the features page should be available <text:s text:c="52"/><text:s text:c="3"/>14.Select a module/modules. <text:s text:c="33"/>15.Click finish. <text:s text:c="59"/><text:s text:c="5"/></text:p>
          </table:table-cell>
          <table:table-cell table:style-name="ce25" office:value-type="string">
            <text:p>Framework </text:p>
          </table:table-cell>
          <table:table-cell table:style-name="ce34"/>
          <table:table-cell table:style-name="ce31" office:value-type="string">
            <text:p>"Administrator phresco" click finish button upon clicking <text:span text:style-name="T1">new project gets created in application </text:span><text:span text:style-name="T1">page with selected modules.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10">
          <table:table-cell/>
          <table:table-cell table:style-name="ce12" office:value-type="string">
            <text:p>Features Page [Previous]</text:p>
          </table:table-cell>
          <table:table-cell table:style-name="ce12" office:value-type="string">
            <text:p>User Story 8</text:p>
          </table:table-cell>
          <table:table-cell table:style-name="ce12" office:value-type="string">
            <text:p>TC_MV_08</text:p>
          </table:table-cell>
          <table:table-cell table:style-name="ce25" office:value-type="string">
            <text:p>Check whether "administrator phresco" able to click "Previous button" </text:p>
          </table:table-cell>
          <table:table-cell table:style-name="ce25" office:value-type="string">
            <text:p>1. Open a web browser </text:p>
            <text:p>2. Type the URL: localhost:2468/phresco/ in the address bar.</text:p>
            <text:p>3. Click on the Go to phresco home button.</text:p>
            <text:p>4. Click on the "Application tab" and click on "Add application"</text:p>
            <text:p>5. Enter <text:s/>Name,Description in "App Info" page <text:s/></text:p>
            <text:p>6.Select Mobile Application </text:p>
            <text:p>6.i.Technology:select iPhone <text:s text:c="7"/></text:p>
            <text:p>7.Enter Platform:</text:p>
            <text:p>8.Application Server:</text:p>
            <text:p>9.Database:</text:p>
            <text:p>10.Editor:</text:p>
            <text:p>11.JS-Libraries: <text:s text:c="48"/></text:p>
            <text:p>12.Click on the next button. <text:s text:c="35"/>13.Upon clicking next button the features page should be available <text:s text:c="52"/><text:s text:c="3"/>14.Select a module/modules. <text:s text:c="33"/><text:s text:c="16"/>15.Click previous button in features page </text:p>
          </table:table-cell>
          <table:table-cell table:style-name="ce25" office:value-type="string">
            <text:p>Framework </text:p>
          </table:table-cell>
          <table:table-cell table:style-name="ce34"/>
          <table:table-cell table:style-name="ce31" office:value-type="string">
            <text:p>"Administrator phresco" <text:s/>Upon clicking previous button<text:span text:style-name="T1"> "App info page"</text:span><text:span text:style-name="T2"> shoulde be available 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11">
          <table:table-cell/>
          <table:table-cell table:style-name="ce12" office:value-type="string">
            <text:p>Features <text:s/>[Cancel]</text:p>
          </table:table-cell>
          <table:table-cell table:style-name="ce12" office:value-type="string">
            <text:p>User Story 9</text:p>
          </table:table-cell>
          <table:table-cell table:style-name="ce12" office:value-type="string">
            <text:p>TC_MV_09</text:p>
          </table:table-cell>
          <table:table-cell table:style-name="ce25" office:value-type="string">
            <text:p>Check whether "administrator phresco" able to click "Cancel button" </text:p>
          </table:table-cell>
          <table:table-cell table:style-name="ce25" office:value-type="string">
            <text:p>1. Open a web browser </text:p>
            <text:p>2. Type the URL: localhost:2468/phresco/ in the address bar.</text:p>
            <text:p>3. Click on the Go to phresco home button.</text:p>
            <text:p>4. Click on the "Application tab" and click on "Add application"</text:p>
            <text:p>5. Enter <text:s/>Name,Description in "App Info" page <text:s/></text:p>
            <text:p>6.Select Mobile <text:s/>Application </text:p>
            <text:p>6.i.Technology:select iPhone <text:s text:c="8"/></text:p>
            <text:p>7.Enter Platform:</text:p>
            <text:p>8.Application Server:</text:p>
            <text:p>9.Database:</text:p>
            <text:p>10.Editor:</text:p>
            <text:p>11.JS-Libraries: <text:s text:c="48"/></text:p>
            <text:p>12.Click on the next button. <text:s text:c="35"/>13.Upon clicking next button the features page should be available <text:s text:c="52"/><text:s text:c="3"/>14.Select a module/modules. <text:s text:c="33"/>15.Click Cancel button in features page </text:p>
          </table:table-cell>
          <table:table-cell table:style-name="ce25" office:value-type="string">
            <text:p>Framework </text:p>
          </table:table-cell>
          <table:table-cell table:style-name="ce34"/>
          <table:table-cell table:style-name="ce31" office:value-type="string">
            <text:p>"Administrator phresco" <text:s/>Upon clicking Cancel button <text:span text:style-name="T1">"Application Page" </text:span><text:span text:style-name="T2">shoulde be available 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12">
          <table:table-cell/>
          <table:table-cell table:style-name="ce12" office:value-type="string">
            <text:p>Discover </text:p>
          </table:table-cell>
          <table:table-cell table:style-name="ce12" office:value-type="string">
            <text:p>User Story 10</text:p>
          </table:table-cell>
          <table:table-cell table:style-name="ce12" office:value-type="string">
            <text:p>TC_MV_10</text:p>
          </table:table-cell>
          <table:table-cell table:style-name="ce25" office:value-type="string">
            <text:p>Check whether "administrator phresco" able to view "Discover page"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</text:p>
            <text:p>5. Click on Discover button.</text:p>
            <text:p/>
          </table:table-cell>
          <table:table-cell table:style-name="ce25"/>
          <table:table-cell table:style-name="ce34"/>
          <table:table-cell table:style-name="ce31" office:value-type="string">
            <text:p>"Administrator phresco" <text:s/>Upon clicking <text:span text:style-name="T1">Discover </text:span><text:span text:style-name="T1">button</text:span><text:span text:style-name="T2">" User can able to view with all list of projects </text:span><text:span text:style-name="T2">created.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12">
          <table:table-cell/>
          <table:table-cell table:style-name="ce12" office:value-type="string">
            <text:p>Import from SVN - [ok]</text:p>
          </table:table-cell>
          <table:table-cell table:style-name="ce12" office:value-type="string">
            <text:p>User Story 11</text:p>
          </table:table-cell>
          <table:table-cell table:style-name="ce12" office:value-type="string">
            <text:p>TC_MV_11</text:p>
          </table:table-cell>
          <table:table-cell table:style-name="ce25" office:value-type="string">
            <text:p>Check whether "administrator phresco" able to view "Import from SVN" [ ok]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</text:p>
            <text:p>5. Click on Import from SVN. Upon clicking repository pop up appears.</text:p>
            <text:p>6. User needs to enter repository URL.</text:p>
            <text:p>7. User needs to enter username.</text:p>
            <text:p>8. User needs to enter password. </text:p>
            <text:p>9. User needs to select Head revision [radio button], revision [ Text box] </text:p>
            <text:p>10. User needs to click ok.</text:p>
          </table:table-cell>
          <table:table-cell table:style-name="ce25"/>
          <table:table-cell table:style-name="ce34"/>
          <table:table-cell table:style-name="ce31" office:value-type="string">
            <text:p>"Administrator phresco" <text:s/>Upon clicking<text:span text:style-name="T1"> ok button</text:span><text:span text:style-name="T2">" </text:span><text:span text:style-name="T2">User can able to import project from SVN.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12">
          <table:table-cell/>
          <table:table-cell table:style-name="ce12" office:value-type="string">
            <text:p>Import from SVN - [Cancel]</text:p>
          </table:table-cell>
          <table:table-cell table:style-name="ce12" office:value-type="string">
            <text:p>User Story 12</text:p>
          </table:table-cell>
          <table:table-cell table:style-name="ce12" office:value-type="string">
            <text:p>TC_MV_12</text:p>
          </table:table-cell>
          <table:table-cell table:style-name="ce25" office:value-type="string">
            <text:p>Check whether "administrator phresco" able to view "Import from SVN" [Cancel]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</text:p>
            <text:p>5. Click on Import from SVN. Upon clicking repository pop up gets appear.</text:p>
            <text:p>6. User need to enter repository URL.</text:p>
            <text:p>7. User need to enter username.</text:p>
            <text:p>8. User need to password. </text:p>
            <text:p>9. User need to select Head revision [radio button], revision [ Text box] </text:p>
            <text:p>10.User can click cancel inorder to cancel the import.</text:p>
          </table:table-cell>
          <table:table-cell table:style-name="ce25"/>
          <table:table-cell table:style-name="ce34"/>
          <table:table-cell table:style-name="ce31" office:value-type="string">
            <text:p>"Administrator phresco" <text:s/>Upon clicking<text:span text:style-name="T1"> Cancel </text:span><text:span text:style-name="T1">button</text:span><text:span text:style-name="T2">" User can able to view application page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12">
          <table:table-cell/>
          <table:table-cell table:style-name="ce12" office:value-type="string">
            <text:p>Application - Delete </text:p>
          </table:table-cell>
          <table:table-cell table:style-name="ce12" office:value-type="string">
            <text:p>User Story 13</text:p>
          </table:table-cell>
          <table:table-cell table:style-name="ce12" office:value-type="string">
            <text:p>TC_MV_13</text:p>
          </table:table-cell>
          <table:table-cell table:style-name="ce25" office:value-type="string">
            <text:p>Check whether "administrator phresco" able to Delete Application 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</text:p>
            <text:p>5. User can find " Add application","Discover","Import from SVN", "Delete" tabs</text:p>
            <text:p>6. In order to delete any application user needs to check the check box against the desired application.</text:p>
            <text:p>7. In turn delete button gets enabled.</text:p>
            <text:p>8. User can delete the application upon clicking delete.</text:p>
            <text:p/>
          </table:table-cell>
          <table:table-cell table:style-name="ce25"/>
          <table:table-cell table:style-name="ce34"/>
          <table:table-cell table:style-name="ce31" office:value-type="string">
            <text:p>"Administrator phresco<text:span text:style-name="T1">" Upon clicking Delete </text:span><text:span text:style-name="T1">button" </text:span><text:span text:style-name="T2">user can able to view pop up box stating " </text:span><text:span text:style-name="T2">Do you want to delete the selected objects" with Ok </text:span><text:span text:style-name="T2">and cancel button.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13">
          <table:table-cell/>
          <table:table-cell table:style-name="ce12" office:value-type="string">
            <text:p>Application - Delete [ok]</text:p>
          </table:table-cell>
          <table:table-cell table:style-name="ce12" office:value-type="string">
            <text:p>User Story 14</text:p>
          </table:table-cell>
          <table:table-cell table:style-name="ce12" office:value-type="string">
            <text:p>TC_MV_14</text:p>
          </table:table-cell>
          <table:table-cell table:style-name="ce25" office:value-type="string">
            <text:p>Check whether "administrator phresco" able to Delete Application [ok]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</text:p>
            <text:p>5. User can find "Add application", "Discover","Import from SVN", "Delete"</text:p>
            <text:p>6. In order to delete any application user needs to check the check box against the desired application.</text:p>
            <text:p>7. In turn delete button gets enabled.</text:p>
            <text:p>8. User can delete the application upon clicking delete.</text:p>
            <text:p>9. User need to click ok button in the confirmation pop up.</text:p>
          </table:table-cell>
          <table:table-cell table:style-name="ce25"/>
          <table:table-cell table:style-name="ce34"/>
          <table:table-cell table:style-name="ce31" office:value-type="string">
            <text:p>"Administrator phresco<text:span text:style-name="T1">" Upon clicking Delete </text:span><text:span text:style-name="T1">button" </text:span><text:span text:style-name="T2">user can able to view pop up box stating " </text:span><text:span text:style-name="T2">Do you want to delete the selected objects" with Ok </text:span><text:span text:style-name="T2">and cancel button. User need to click ok button </text:span><text:span text:style-name="T2">upon clicking application gets deleted from </text:span><text:span text:style-name="T2">application page.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14">
          <table:table-cell/>
          <table:table-cell table:style-name="ce12" office:value-type="string">
            <text:p>Application - Delete [Cancel]</text:p>
          </table:table-cell>
          <table:table-cell table:style-name="ce12" office:value-type="string">
            <text:p>User Story 15</text:p>
          </table:table-cell>
          <table:table-cell table:style-name="ce12" office:value-type="string">
            <text:p>TC_MV_15</text:p>
          </table:table-cell>
          <table:table-cell table:style-name="ce25" office:value-type="string">
            <text:p>Check whether "administrator phresco" able to Delete Application [Cancel]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"Go to phresco home" button.</text:p>
            <text:p>4. Click on the Application tab.</text:p>
            <text:p>5. User can find "Add application","Discover",Import from SVN", "Delete".</text:p>
            <text:p>6. In order to delete any application user need to check the check box against the desired application.</text:p>
            <text:p>7. In turn delete button gets enabled.</text:p>
            <text:p>8. User can delete the application upon clicking delete.</text:p>
            <text:p>9. User need to click cancel button in the confirmation pop up if he desires to cancel the operation</text:p>
          </table:table-cell>
          <table:table-cell table:style-name="ce25"/>
          <table:table-cell table:style-name="ce34"/>
          <table:table-cell table:style-name="ce31" office:value-type="string">
            <text:p>"Administrator phresco<text:span text:style-name="T1">" Upon clicking Delete </text:span><text:span text:style-name="T1">button" </text:span><text:span text:style-name="T2">user can able to view pop up box stating " </text:span><text:span text:style-name="T2">Do you want to delete the selected objects" with Ok </text:span><text:span text:style-name="T2">and cancel button. User need to click cancel button </text:span><text:span text:style-name="T2">upon clicking selected Application wont get </text:span><text:span text:style-name="T2">vanished from Application.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15">
          <table:table-cell/>
          <table:table-cell table:style-name="ce12" office:value-type="string">
            <text:p>Edit Application - [App info - cancel ]</text:p>
          </table:table-cell>
          <table:table-cell table:style-name="ce12" office:value-type="string">
            <text:p>User Story 16</text:p>
          </table:table-cell>
          <table:table-cell table:style-name="ce12" office:value-type="string">
            <text:p>TC_MV_16</text:p>
          </table:table-cell>
          <table:table-cell table:style-name="ce25" office:value-type="string">
            <text:p>Check whether "administrator phresco" able to Edit application [Edit Application]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2"/></text:p>
            <text:p>5. Click on the project that needs to be edited.</text:p>
            <text:p>6.User should be able to view created project details in Edit Application page <text:s text:c="34"/><text:s text:c="7"/></text:p>
            <text:p>7.User should be able to view name,code,description,Type:apptype-Mobileapp <text:s text:c="6"/><text:s text:c="15"/></text:p>
            <text:p>Technology: iPhone</text:p>
            <text:p>Framework:</text:p>
            <text:p>Platform:</text:p>
            <text:p>Application Server:</text:p>
            <text:p>Database:</text:p>
            <text:p>Editor:</text:p>
            <text:p>JS-Libraries: in Edit Application page <text:s text:c="24"/><text:s/>8. Click cancel to return to Applications without saving the changes <text:s text:c="7"/></text:p>
            <text:p/>
            <text:p/>
            <text:p><text:s text:c="3"/></text:p>
          </table:table-cell>
          <table:table-cell table:style-name="ce25" office:value-type="string">
            <text:p>Framework </text:p>
          </table:table-cell>
          <table:table-cell table:style-name="ce34"/>
          <table:table-cell table:style-name="ce31" office:value-type="string">
            <text:p>"Administrator phresco" <text:s/>Upon clicking Cancel button <text:span text:style-name="T1">"Application Page" </text:span><text:span text:style-name="T2">shoulde be available 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15">
          <table:table-cell/>
          <table:table-cell table:style-name="ce12" office:value-type="string">
            <text:p>Edit Application - [Feature - Save ]</text:p>
          </table:table-cell>
          <table:table-cell table:style-name="ce12" office:value-type="string">
            <text:p>User Story 17</text:p>
          </table:table-cell>
          <table:table-cell table:style-name="ce12" office:value-type="string">
            <text:p>TC_MV_17</text:p>
          </table:table-cell>
          <table:table-cell table:style-name="ce25" office:value-type="string">
            <text:p>Check whether "administrator phresco" able to Edit application "Features save"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"Go to phresco home" button.</text:p>
            <text:p>4. Click on the Application tab. <text:s text:c="34"/><text:s text:c="2"/></text:p>
            <text:p>5. Click on the project that needs to be edited.</text:p>
            <text:p>6. User should be able to view created project details in Edit Application page <text:s text:c="34"/><text:s text:c="7"/></text:p>
            <text:p>7.User should be able to view name,code,description,Type:apptype-Mobileapp, <text:s text:c="5"/><text:s text:c="49"/></text:p>
            <text:p>Technology: iPhone</text:p>
            <text:p>Framework:</text:p>
            <text:p>Platform:</text:p>
            <text:p>Application Server:</text:p>
            <text:p>Database:</text:p>
            <text:p>Editor:</text:p>
            <text:p>JS-Libraries: in Edit Application page </text:p>
            <text:p>8 User should be able to click on features tab.</text:p>
            <text:p>9.User should be able to view the features.</text:p>
            <text:p>10.User can add or remove the features upon clicking the check box.</text:p>
            <text:p>11.User needs to click save to save the modifications <text:s text:c="17"/></text:p>
            <text:p/>
            <text:p/>
            <text:p><text:s text:c="3"/></text:p>
          </table:table-cell>
          <table:table-cell table:style-name="ce25" office:value-type="string">
            <text:p>Framework </text:p>
          </table:table-cell>
          <table:table-cell table:style-name="ce34"/>
          <table:table-cell table:style-name="ce31" office:value-type="string">
            <text:p>"Administrator phresco" <text:s/>Upon clicking save button <text:span text:style-name="T1">"Application Page" </text:span><text:span text:style-name="T2">shoulde be available. Edited </text:span><text:span text:style-name="T2">features gets updated in the corresponding project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15">
          <table:table-cell/>
          <table:table-cell table:style-name="ce12" office:value-type="string">
            <text:p>Edit Application - [Feature -Cancel ]</text:p>
          </table:table-cell>
          <table:table-cell table:style-name="ce12" office:value-type="string">
            <text:p>User Story 18</text:p>
          </table:table-cell>
          <table:table-cell table:style-name="ce12" office:value-type="string">
            <text:p>TC_MV_18</text:p>
          </table:table-cell>
          <table:table-cell table:style-name="ce25" office:value-type="string">
            <text:p>Check whether "administrator phresco" able to Edit application "Features cancel"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2"/>5. Click on the project that needs to be edited.</text:p>
            <text:p>6.User should be able to view created project details in Edit Application page <text:s text:c="34"/><text:s text:c="7"/></text:p>
            <text:p>7.User should be able to view name,code,description,Type:apptype-Mobileapp, <text:s text:c="5"/><text:s text:c="41"/></text:p>
            <text:p>Technology:iPhone</text:p>
            <text:p>Framework:</text:p>
            <text:p>Platform:</text:p>
            <text:p>Application Server:</text:p>
            <text:p>Database:</text:p>
            <text:p>Editor:</text:p>
            <text:p>JS-Libraries: in Edit Application page </text:p>
            <text:p>8 User should be able to click on features tab.</text:p>
            <text:p>9.User should be able to view the features.</text:p>
            <text:p>10.User can add or remove the features upon clicking the check box.</text:p>
            <text:p>11.User can to click cancel if he wants to cancel the operation <text:s text:c="15"/></text:p>
            <text:p/>
            <text:p/>
            <text:p><text:s text:c="3"/></text:p>
          </table:table-cell>
          <table:table-cell table:style-name="ce25" office:value-type="string">
            <text:p>Framework </text:p>
          </table:table-cell>
          <table:table-cell table:style-name="ce34"/>
          <table:table-cell table:style-name="ce31" office:value-type="string">
            <text:p>"Administrator phresco" <text:s/>Upon clicking Cancel button <text:span text:style-name="T1">"Application Page" </text:span><text:span text:style-name="T2">shoulde be avaliable </text:span><text:span text:style-name="T2">existing features should remains the same.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15">
          <table:table-cell/>
          <table:table-cell table:style-name="ce12" office:value-type="string">
            <text:p>Edit Application - [Code ]</text:p>
          </table:table-cell>
          <table:table-cell table:style-name="ce12" office:value-type="string">
            <text:p>User Story 19</text:p>
          </table:table-cell>
          <table:table-cell table:style-name="ce12" office:value-type="string">
            <text:p>TC_MV_19</text:p>
          </table:table-cell>
          <table:table-cell table:style-name="ce25" office:value-type="string">
            <text:p>Check whether "administrator phresco" able to Edit application "Code"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"Go to phresco home" button.</text:p>
            <text:p>4. Click on the Application tab. <text:s text:c="32"/></text:p>
            <text:p>5. Click on the project that needs to be edited.</text:p>
            <text:p>6 <text:s/>Click on code tab. <text:s text:c="15"/></text:p>
            <text:p/>
            <text:p/>
            <text:p><text:s text:c="3"/></text:p>
          </table:table-cell>
          <table:table-cell table:style-name="ce25" office:value-type="string">
            <text:p>Framework </text:p>
          </table:table-cell>
          <table:table-cell table:style-name="ce34">
            <draw:frame table:end-cell-address="Phresco.I32" table:end-x="0.0039in" table:end-y="3.9406in" draw:z-index="6" draw:name="Graphics 2" draw:style-name="gr2" draw:text-style-name="P2" svg:width="7.2417in" svg:height="3.9406in" svg:x="0in" svg:y="0in">
              <draw:image xlink:href="Pictures/2000000700006DA900003B1FB31EF870.svm" xlink:type="simple" xlink:show="embed" xlink:actuate="onLoad">
                <text:p/>
              </draw:image>
            </draw:frame>
          </table:table-cell>
          <table:table-cell table:style-name="ce31" office:value-type="string">
            <text:p>"Administrator phresco" <text:s/>Upon clicking Code tab <text:span text:style-name="T1">"Code Page"</text:span><text:span text:style-name="T2"> should appear with validate button.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15">
          <table:table-cell/>
          <table:table-cell table:style-name="ce12" office:value-type="string">
            <text:p>Edit Application - [Code - Validate ]</text:p>
          </table:table-cell>
          <table:table-cell table:style-name="ce12" office:value-type="string">
            <text:p>User Story 20</text:p>
          </table:table-cell>
          <table:table-cell table:style-name="ce12" office:value-type="string">
            <text:p>TC_MV_20</text:p>
          </table:table-cell>
          <table:table-cell table:style-name="ce25" office:value-type="string">
            <text:p>Check whether "administrator phresco" able to Edit application "Code validate"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"Go to phresco home" button.</text:p>
            <text:p>4. Click on the Application tab. <text:s text:c="32"/></text:p>
            <text:p>5. Click on the project that needs to be edited.</text:p>
            <text:p>6 <text:s/>Click on code tab.</text:p>
            <text:p>7. Click on validate button. <text:s text:c="15"/></text:p>
            <text:p/>
            <text:p/>
            <text:p><text:s text:c="3"/></text:p>
          </table:table-cell>
          <table:table-cell table:style-name="ce25" office:value-type="string">
            <text:p>Framework </text:p>
          </table:table-cell>
          <table:table-cell table:style-name="ce34"/>
          <table:table-cell table:style-name="ce31" office:value-type="string">
            <text:p>"Administrator phresco" <text:s/><text:span text:style-name="T1">Upon clicking Validate </text:span><text:span text:style-name="T1">button"</text:span><text:span text:style-name="T2"> Progress Pop up " box should appear in </text:span><text:span text:style-name="T2">the same screen.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15">
          <table:table-cell/>
          <table:table-cell table:style-name="ce12" office:value-type="string">
            <text:p>Edit Application - [Code validate close ]</text:p>
          </table:table-cell>
          <table:table-cell table:style-name="ce12" office:value-type="string">
            <text:p>User Story 21</text:p>
          </table:table-cell>
          <table:table-cell table:style-name="ce12" office:value-type="string">
            <text:p>TC_MV_21</text:p>
          </table:table-cell>
          <table:table-cell table:style-name="ce25" office:value-type="string">
            <text:p>Check whether "administrator phresco" able to Edit application "Code validate close"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2"/></text:p>
            <text:p>5. Click on the project that need to be edited.</text:p>
            <text:p>6 <text:s/>Click on code tab.</text:p>
            <text:p>7. Click on validate button. <text:s text:c="15"/></text:p>
            <text:p>8. Click on close button upon validation gets over.</text:p>
            <text:p/>
            <text:p/>
            <text:p><text:s text:c="3"/></text:p>
          </table:table-cell>
          <table:table-cell table:style-name="ce25" office:value-type="string">
            <text:p>Framework </text:p>
          </table:table-cell>
          <table:table-cell table:style-name="ce34"/>
          <table:table-cell table:style-name="ce31" office:value-type="string">
            <text:p>"Administrator phresco" <text:s/><text:span text:style-name="T1">Upon clicking close </text:span><text:span text:style-name="T1">button" </text:span><text:span text:style-name="T2">code page appears.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15">
          <table:table-cell/>
          <table:table-cell table:style-name="ce12" office:value-type="string">
            <text:p>Edit Application -[Configuration]</text:p>
          </table:table-cell>
          <table:table-cell table:style-name="ce12" office:value-type="string">
            <text:p>User Story 22</text:p>
          </table:table-cell>
          <table:table-cell table:style-name="ce12" office:value-type="string">
            <text:p>TC_MV_22</text:p>
          </table:table-cell>
          <table:table-cell table:style-name="ce25" office:value-type="string">
            <text:p>Check whether "administrator phresco" able to Edit application "Configuration"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2"/></text:p>
            <text:p>5. Click on the project that need to be edited.</text:p>
            <text:p>6 <text:s/>Click on configuration. <text:s text:c="37"/>7.User can click on "Add" button if he desires to add project specific configurations</text:p>
            <text:p/>
            <text:p/>
            <text:p><text:s text:c="3"/></text:p>
          </table:table-cell>
          <table:table-cell table:style-name="ce25" office:value-type="string">
            <text:p>Framework </text:p>
            <draw:frame table:end-cell-address="Phresco.I36" table:end-x="0.0039in" table:end-y="3.5795in" draw:z-index="7" draw:name="Graphics 3" draw:style-name="gr2" draw:text-style-name="P2" svg:width="7.2728in" svg:height="6.4181in" svg:x="1.111in" svg:y="1.1673in">
              <draw:image xlink:href="Pictures/2000000700007AE300003B6FC3C872E1.svm" xlink:type="simple" xlink:show="embed" xlink:actuate="onLoad">
                <text:p/>
              </draw:image>
            </draw:frame>
          </table:table-cell>
          <table:table-cell table:style-name="ce34"/>
          <table:table-cell table:style-name="ce31" office:value-type="string">
            <text:p>"Administrator phresco" <text:s/><text:span text:style-name="T1">Upon clicking </text:span><text:span text:style-name="T1">configuration tab"</text:span><text:span text:style-name="T2"> configuration page appears with </text:span><text:span text:style-name="T2">Add and Delete.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16">
          <table:table-cell/>
          <table:table-cell table:style-name="ce12" office:value-type="string">
            <text:p>Edit Application - Add Configuration [Server] [Save]</text:p>
          </table:table-cell>
          <table:table-cell table:style-name="ce12" office:value-type="string">
            <text:p>User Story 23</text:p>
          </table:table-cell>
          <table:table-cell table:style-name="ce12" office:value-type="string">
            <text:p>TC_MV_23</text:p>
          </table:table-cell>
          <table:table-cell table:style-name="ce25" office:value-type="string">
            <text:p>Check whether "administrator phresco" able to Edit application "Add Configuration" [Server] <text:s/>and [Save]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2"/></text:p>
            <text:p>5. Click on the project that need to be edited.</text:p>
            <text:p>6 <text:s/>Click on configuration.</text:p>
            <text:p>7 <text:s/>Click on Add button.</text:p>
            <text:p>8 <text:s/>Enter Name of the configuration.</text:p>
            <text:p>9 <text:s/>Enter Description of the configuration.</text:p>
            <text:p>10 Select type:Server.</text:p>
            <text:p>11 Select Protocol [ http or https].</text:p>
            <text:p>12 Enter Host.</text:p>
            <text:p>13 Enter Port.</text:p>
            <text:p>14 Enter Admin username.</text:p>
            <text:p>15 Enter Admin password.</text:p>
            <text:p>16 Enter Deploy directory.</text:p>
            <text:p>17 Click Save.</text:p>
            <text:p/>
            <text:p/>
            <text:p><text:s text:c="3"/></text:p>
          </table:table-cell>
          <table:table-cell table:style-name="ce25" office:value-type="string">
            <text:p>Framework </text:p>
          </table:table-cell>
          <table:table-cell table:style-name="ce34"/>
          <table:table-cell table:style-name="ce31" office:value-type="string">
            <text:p>"Administrator phresco" <text:s/><text:span text:style-name="T1">Upon clicking save </text:span><text:span text:style-name="T1">button"</text:span><text:span text:style-name="T2"> server configuration gets displayed in </text:span><text:span text:style-name="T2">configuration page with pop up message staying " </text:span><text:span text:style-name="T2">xyz configuration server created successfully"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17">
          <table:table-cell/>
          <table:table-cell table:style-name="ce12" office:value-type="string">
            <text:p>Edit Application - Add Configuration [Server] [Cancel]</text:p>
          </table:table-cell>
          <table:table-cell table:style-name="ce12" office:value-type="string">
            <text:p>User Story 24</text:p>
          </table:table-cell>
          <table:table-cell table:style-name="ce12" office:value-type="string">
            <text:p>TC_MV_24</text:p>
          </table:table-cell>
          <table:table-cell table:style-name="ce25" office:value-type="string">
            <text:p>Check whether "administrator phresco" able to Edit application "Add Configuration" [Server] <text:s/>and [Cancel]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2"/>5. Click on the project that need to be edited.</text:p>
            <text:p>6 <text:s/>Click on configuration.</text:p>
            <text:p>7 <text:s/>Click on Add button.</text:p>
            <text:p>8 <text:s/>Enter Name of the configuration.</text:p>
            <text:p>9 <text:s/>Enter Description of the configuration.</text:p>
            <text:p>10 Select type as server.</text:p>
            <text:p>11 Select Protocol [ http or https].</text:p>
            <text:p>12 Enter Host.</text:p>
            <text:p>13 Enter Port.</text:p>
            <text:p>14 Enter Admin username.</text:p>
            <text:p>15 Enter Admin password.</text:p>
            <text:p>16 Enter Deploy directory.</text:p>
            <text:p>17 User can either click save or cancel. Lets assume user clicks cancel.</text:p>
            <text:p/>
            <text:p/>
          </table:table-cell>
          <table:table-cell table:style-name="ce25" office:value-type="string">
            <text:p>Framework </text:p>
          </table:table-cell>
          <table:table-cell table:style-name="ce34"/>
          <table:table-cell table:style-name="ce31" office:value-type="string">
            <text:p>"Administrator phresco" <text:s/><text:span text:style-name="T1">Upon clicking cancel </text:span><text:span text:style-name="T1">button"</text:span><text:span text:style-name="T2"> configuration pages gets displayed 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18">
          <table:table-cell/>
          <table:table-cell table:style-name="ce12" office:value-type="string">
            <text:p>Edit Application - Add Configuration [Database] [Save]</text:p>
          </table:table-cell>
          <table:table-cell table:style-name="ce12" office:value-type="string">
            <text:p>User Story 25</text:p>
          </table:table-cell>
          <table:table-cell table:style-name="ce12" office:value-type="string">
            <text:p>TC_MV_25</text:p>
          </table:table-cell>
          <table:table-cell table:style-name="ce25" office:value-type="string">
            <text:p>Check whether "administrator phresco" able to Edit application "Add Configuration" [Database] <text:s/>and [Save]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2"/>5. Click on the project that need to be edited.</text:p>
            <text:p>6 <text:s/>Click on configuration.</text:p>
            <text:p>7 <text:s/>Click on Add button.</text:p>
            <text:p>8 <text:s/>Enter Name of the configuration.</text:p>
            <text:p>9 <text:s/>Enter Description of the configuration.</text:p>
            <text:p>10 Select type as Database.</text:p>
            <text:p>11 Select Protocol [ http or https].</text:p>
            <text:p>12 Enter Host.</text:p>
            <text:p>13 Enter Port.</text:p>
            <text:p>14 Enter username.</text:p>
            <text:p>15 Enter <text:s/>password.</text:p>
            <text:p>16 Enter Database name.</text:p>
            <text:p>17 Select type </text:p>
            <text:p>18 Click Save.</text:p>
            <text:p/>
          </table:table-cell>
          <table:table-cell table:style-name="ce25" office:value-type="string">
            <text:p>Framework </text:p>
          </table:table-cell>
          <table:table-cell table:style-name="ce34" office:value-type="string">
            <text:p><text:s/></text:p>
          </table:table-cell>
          <table:table-cell table:style-name="ce31" office:value-type="string">
            <text:p>"Administrator phresco" <text:s/><text:span text:style-name="T1">Upon clicking save </text:span><text:span text:style-name="T1">button"</text:span><text:span text:style-name="T2"> configuration pages gets displayed with </text:span><text:span text:style-name="T2">pop up message staying " xyz configuration </text:span><text:span text:style-name="T2">Database created successfully"</text:span></text:p>
          </table:table-cell>
          <table:table-cell table:style-name="ce37" office:value-type="string">
            <text:p><text:s/></text:p>
          </table:table-cell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19">
          <table:table-cell/>
          <table:table-cell table:style-name="ce12" office:value-type="string">
            <text:p>Edit Application - Add Configuration [Database] [Cancel]</text:p>
          </table:table-cell>
          <table:table-cell table:style-name="ce12" office:value-type="string">
            <text:p>User Story 26</text:p>
          </table:table-cell>
          <table:table-cell table:style-name="ce12" office:value-type="string">
            <text:p>TC_MV_26</text:p>
          </table:table-cell>
          <table:table-cell table:style-name="ce25" office:value-type="string">
            <text:p>Check whether "administrator phresco" able to Edit application "Add Configuration" [Database] <text:s/>and [Cancel]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2"/></text:p>
            <text:p>5. Click on the project that need to be edited.</text:p>
            <text:p>6 <text:s/>Click on configuration.</text:p>
            <text:p>7 <text:s/>Click on Add button.</text:p>
            <text:p>8 <text:s/>Enter Name of the configuration.</text:p>
            <text:p>9 <text:s/>Enter Description of the configuration.</text:p>
            <text:p>10 Select type as Database.</text:p>
            <text:p>11 Enter Host.</text:p>
            <text:p>12 Enter Port.</text:p>
            <text:p>13 Enter <text:s/>username.</text:p>
            <text:p>14 Enter <text:s/>password.</text:p>
            <text:p>15 Enter <text:s/>database.</text:p>
            <text:p>16 Select Type.</text:p>
            <text:p>17 User can either click save or cancel. Lets assume user clicks cancel.</text:p>
          </table:table-cell>
          <table:table-cell table:style-name="ce25" office:value-type="string">
            <text:p>Framework </text:p>
          </table:table-cell>
          <table:table-cell table:style-name="ce34"/>
          <table:table-cell table:style-name="ce31" office:value-type="string">
            <text:p>"Administrator phresco" <text:span text:style-name="T1">Upon clicking cancel </text:span><text:span text:style-name="T1">button"</text:span><text:span text:style-name="T2"> configuration pages gets displayed 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20">
          <table:table-cell/>
          <table:table-cell table:style-name="ce12" office:value-type="string">
            <text:p>Edit Application - Add Configuration [Email] [Save]</text:p>
          </table:table-cell>
          <table:table-cell table:style-name="ce12" office:value-type="string">
            <text:p>User Story 27</text:p>
          </table:table-cell>
          <table:table-cell table:style-name="ce12" office:value-type="string">
            <text:p>TC_MV_27</text:p>
          </table:table-cell>
          <table:table-cell table:style-name="ce25" office:value-type="string">
            <text:p>Check whether "administrator phresco" to Edit application "Add Configuration" [Email] <text:s/>and [Save]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2"/></text:p>
            <text:p>5. Click on the project that need to be edited.</text:p>
            <text:p>6 <text:s/>Click on configuration.</text:p>
            <text:p>7 <text:s/>Click on Add button.</text:p>
            <text:p>8 <text:s/>Enter Name of the configuration.</text:p>
            <text:p>9 <text:s/>Enter Description of the configuration.</text:p>
            <text:p>10 Select type as Email</text:p>
            <text:p>11 Enter Host.</text:p>
            <text:p>12 Enter Port.</text:p>
            <text:p>13 Enter username.</text:p>
            <text:p>14 Enter <text:s/>password.</text:p>
            <text:p>15 Click Save.</text:p>
            <text:p/>
          </table:table-cell>
          <table:table-cell table:style-name="ce25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1" office:value-type="string">
            <text:p>"Administrator phresco"<text:span text:style-name="T1">Upon clicking save </text:span><text:span text:style-name="T1">button"</text:span><text:span text:style-name="T2"> configuration pages gets displayed with </text:span><text:span text:style-name="T2">pop up message staying " xyz configuration Email </text:span><text:span text:style-name="T2">created successfully"</text:span></text:p>
          </table:table-cell>
          <table:table-cell table:style-name="ce37" office:value-type="string">
            <text:p><text:s/></text:p>
          </table:table-cell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21">
          <table:table-cell/>
          <table:table-cell table:style-name="ce12" office:value-type="string">
            <text:p>Edit Application - Add Configuration [Email] [Cancel]</text:p>
          </table:table-cell>
          <table:table-cell table:style-name="ce12" office:value-type="string">
            <text:p>User Story 28</text:p>
          </table:table-cell>
          <table:table-cell table:style-name="ce12" office:value-type="string">
            <text:p>TC_MV_28</text:p>
          </table:table-cell>
          <table:table-cell table:style-name="ce25" office:value-type="string">
            <text:p>Check whether "administrator phresco" able to Edit application "Add Configuration" [Email] <text:s/>and [Cancel]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2"/>5. Click on the project that need to be edited.</text:p>
            <text:p>6 <text:s/>Click on configuration.</text:p>
            <text:p>7 <text:s/>Click on Add button.</text:p>
            <text:p>8 <text:s/>Enter Name of the configuration.</text:p>
            <text:p>9 <text:s/>Enter Description of the configuration.</text:p>
            <text:p>10 Select type as Email.</text:p>
            <text:p>11 Enter Host.</text:p>
            <text:p>12 Enter Port.</text:p>
            <text:p>13 Enter <text:s/>username.</text:p>
            <text:p>14 Enter <text:s/>password.</text:p>
            <text:p>15 User can either click save or cancel. Lets assume user clicks cancel.</text:p>
          </table:table-cell>
          <table:table-cell table:style-name="ce25" office:value-type="string">
            <text:p>Framework </text:p>
          </table:table-cell>
          <table:table-cell table:style-name="ce34"/>
          <table:table-cell table:style-name="ce31" office:value-type="string">
            <text:p>"Administrator phresco" <text:span text:style-name="T1">Upon clicking cancel </text:span><text:span text:style-name="T1">button"</text:span><text:span text:style-name="T2"> configuration pages gets displayed 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21">
          <table:table-cell/>
          <table:table-cell table:style-name="ce12" office:value-type="string">
            <text:p>Edit Application - Add Configuration [Web services] [Save]</text:p>
          </table:table-cell>
          <table:table-cell table:style-name="ce12" office:value-type="string">
            <text:p>User Story 29</text:p>
          </table:table-cell>
          <table:table-cell table:style-name="ce12" office:value-type="string">
            <text:p>TC_MV_29</text:p>
          </table:table-cell>
          <table:table-cell table:style-name="ce25" office:value-type="string">
            <text:p>Check whether "administrator phresco" able to Edit application "Add Configuration" [Web service] <text:s/>and [Save]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2"/></text:p>
            <text:p>5. Click on the project that need to be edited.</text:p>
            <text:p>6 <text:s/>Click on configuration.</text:p>
            <text:p>7 <text:s/>Click on Add button.</text:p>
            <text:p>8 <text:s/>Enter Name of the configuration.</text:p>
            <text:p>9 <text:s/>Enter Description of the configuration.</text:p>
            <text:p>10 Select type as Web service.</text:p>
            <text:p>11.Select Protocol.</text:p>
            <text:p>11 Enter Host.</text:p>
            <text:p>12 Enter Port.</text:p>
            <text:p>13 Enter username.</text:p>
            <text:p>14 Enter <text:s/>password.</text:p>
            <text:p>15 Enter Context.</text:p>
            <text:p>16 Click Save.</text:p>
            <text:p/>
          </table:table-cell>
          <table:table-cell table:style-name="ce25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1" office:value-type="string">
            <text:p>"Administrator phresco"<text:span text:style-name="T1">Upon clicking save </text:span><text:span text:style-name="T1">button"</text:span><text:span text:style-name="T2"> configuration pages gets displayed with </text:span><text:span text:style-name="T2">pop up message staying " xyz configuration web </text:span><text:span text:style-name="T2">services created successfully"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21">
          <table:table-cell/>
          <table:table-cell table:style-name="ce12" office:value-type="string">
            <text:p>Edit Application - Add Configuration [Web services] [Cancel]</text:p>
          </table:table-cell>
          <table:table-cell table:style-name="ce12" office:value-type="string">
            <text:p>User Story 30</text:p>
          </table:table-cell>
          <table:table-cell table:style-name="ce12" office:value-type="string">
            <text:p>TC_MV_30</text:p>
          </table:table-cell>
          <table:table-cell table:style-name="ce25" office:value-type="string">
            <text:p>Check whether "administrator phresco" able to Edit application "Add Configuration" [Web services] <text:s/>and [Cancel]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2"/>5. Click on the project that needs to be edited.</text:p>
            <text:p>6 <text:s/>Click on configuration.</text:p>
            <text:p>7 <text:s/>Click on Add button.</text:p>
            <text:p>8 <text:s/>Enter Name of the configuration.</text:p>
            <text:p>9 <text:s/>Enter Description of the configuration.</text:p>
            <text:p>10 Select type as Web service.</text:p>
            <text:p>11 Enter Protocol.</text:p>
            <text:p>12 Enter Host.</text:p>
            <text:p>13 Enter Port.</text:p>
            <text:p>14 Enter username.</text:p>
            <text:p>15 Enter password.</text:p>
            <text:p>16 Enter Context.</text:p>
            <text:p>17 User can either click save or cancel. Lets assume user clicks cancel.</text:p>
          </table:table-cell>
          <table:table-cell table:style-name="ce25" office:value-type="string">
            <text:p>Framework </text:p>
          </table:table-cell>
          <table:table-cell table:style-name="ce34"/>
          <table:table-cell table:style-name="ce31" office:value-type="string">
            <text:p>"Administrator phresco" <text:span text:style-name="T1">Upon clicking cancel </text:span><text:span text:style-name="T1">button"</text:span><text:span text:style-name="T2"> configuration pages gets displayed 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21">
          <table:table-cell/>
          <table:table-cell table:style-name="ce12" office:value-type="string">
            <text:p>Edit Application - Build </text:p>
          </table:table-cell>
          <table:table-cell table:style-name="ce12" office:value-type="string">
            <text:p>User Story 31</text:p>
          </table:table-cell>
          <table:table-cell table:style-name="ce12" office:value-type="string">
            <text:p>TC_MV_31</text:p>
          </table:table-cell>
          <table:table-cell table:style-name="ce25" office:value-type="string">
            <text:p>Check whether "administrator phresco" able to Edit application " Build "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2"/></text:p>
            <text:p>5. Click on the project that needs to be edited.</text:p>
            <text:p>6 <text:s/>Click on Build.</text:p>
            <text:p>7 <text:s/>User can find generate build button.</text:p>
            <text:p>8 <text:s/>User can find delete button.</text:p>
            <text:p>9 <text:s/>User can find progress.</text:p>
            <text:p/>
          </table:table-cell>
          <table:table-cell table:style-name="ce25"/>
          <table:table-cell table:style-name="ce34"/>
          <table:table-cell table:style-name="ce31" office:value-type="string">
            <text:p>"Administrator phresco" <text:span text:style-name="T1">Upon clicking Build <text:s/>tab "</text:span><text:span text:style-name="T2"> </text:span><text:span text:style-name="T2">user can find generate button, delete button, </text:span><text:span text:style-name="T2">progress.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21">
          <table:table-cell/>
          <table:table-cell table:style-name="ce12" office:value-type="string">
            <text:p>Edit Application - Build [generate build/build]</text:p>
          </table:table-cell>
          <table:table-cell table:style-name="ce12" office:value-type="string">
            <text:p>User Story 32</text:p>
          </table:table-cell>
          <table:table-cell table:style-name="ce12" office:value-type="string">
            <text:p>TC_MV_32</text:p>
          </table:table-cell>
          <table:table-cell table:style-name="ce25" office:value-type="string">
            <text:p>Check whether "administrator phresco" able to Edit application " Generate build / Build"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2"/></text:p>
            <text:p>5. Click on the project that need to be edited.</text:p>
            <text:p>6 <text:s/>Click on Build.</text:p>
            <text:p>7 <text:s/>Click generate build.</text:p>
            <text:p>8 <text:s/>User need to select database.</text:p>
            <text:p>9 <text:s/>User need to select server.</text:p>
            <text:p>10 User need to select email.</text:p>
            <text:p>11 User need to select web service.</text:p>
            <text:p>12 User can select any one among these [ show settings , show error , Import sql] [check box]</text:p>
            <text:p>13 User need to click build.</text:p>
          </table:table-cell>
          <table:table-cell table:style-name="ce25"/>
          <table:table-cell table:style-name="ce34">
            <draw:frame table:end-cell-address="Phresco.I47" table:end-x="0.0146in" table:end-y="3.363in" draw:z-index="8" draw:name="Graphics 4" draw:style-name="gr2" draw:text-style-name="P2" svg:width="7.2524in" svg:height="6.7323in" svg:x="0in" svg:y="3.3555in">
              <draw:image xlink:href="Pictures/2000000700007E6800003BF33CF18844.svm" xlink:type="simple" xlink:show="embed" xlink:actuate="onLoad">
                <text:p/>
              </draw:image>
            </draw:frame>
          </table:table-cell>
          <table:table-cell table:style-name="ce31" office:value-type="string">
            <text:p>"Administrator phresco" <text:span text:style-name="T1">Upon clicking generate </text:span><text:span text:style-name="T1">build "</text:span><text:span text:style-name="T2"> user can find a pop box with [database, </text:span><text:span text:style-name="T2">server, email, web service ] then user need to click </text:span><text:span text:style-name="T2">build in turn system will have progress build </text:span><text:span text:style-name="T2">success or build failure.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21">
          <table:table-cell/>
          <table:table-cell table:style-name="ce12" office:value-type="string">
            <text:p>Edit Application - Build [generate build/ cancel]</text:p>
          </table:table-cell>
          <table:table-cell table:style-name="ce12" office:value-type="string">
            <text:p>User Story 33</text:p>
          </table:table-cell>
          <table:table-cell table:style-name="ce12" office:value-type="string">
            <text:p>TC_MV_33</text:p>
          </table:table-cell>
          <table:table-cell table:style-name="ce25" office:value-type="string">
            <text:p>Check whether "administrator phresco" able to Edit application " Generate build / Cancel"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2"/></text:p>
            <text:p>5. Click on the project that need to be edited.</text:p>
            <text:p>6 <text:s/>Click on Build.</text:p>
            <text:p>7 <text:s/>Click generate build.</text:p>
            <text:p>8 <text:s/>User need to select database.</text:p>
            <text:p>9 <text:s/>User need to select server.</text:p>
            <text:p>10 User need to select email.</text:p>
            <text:p>11 User need to select web service.</text:p>
            <text:p>12 User can select any one among these [ show settings , show error , Import sql] [check box]</text:p>
            <text:p>13 User need to click cancel </text:p>
          </table:table-cell>
          <table:table-cell table:style-name="ce25"/>
          <table:table-cell table:style-name="ce34"/>
          <table:table-cell table:style-name="ce31" office:value-type="string">
            <text:p>"Administrator phresco" <text:span text:style-name="T1">Upon clicking cancel </text:span><text:span text:style-name="T1">button" </text:span><text:span text:style-name="T2">build pages gets appeared.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21">
          <table:table-cell/>
          <table:table-cell table:style-name="ce12" office:value-type="string">
            <text:p>Edit Application - Quality/Unit-Test</text:p>
          </table:table-cell>
          <table:table-cell table:style-name="ce12" office:value-type="string">
            <text:p>User Story 34</text:p>
          </table:table-cell>
          <table:table-cell table:style-name="ce12" office:value-type="string">
            <text:p>TC_MV_34</text:p>
          </table:table-cell>
          <table:table-cell table:style-name="ce25" office:value-type="string">
            <text:p>Check whether "administrator phresco" able to Edit application " Quality unit - test - close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2"/>5. Click on the project that need to be edited.</text:p>
            <text:p>6 <text:s/>Click on Quality </text:p>
            <text:p>7 <text:s/>By default Unit will selected.</text:p>
            <text:p>8 <text:s/>User need to click test to view the result.</text:p>
            <text:p>9 <text:s/>user can view the progress in progress bar.</text:p>
            <text:p>10 User need to click<text:span text:style-name="T1"> Close</text:span><text:span text:style-name="T2"> button.</text:span></text:p>
            <text:p><text:span text:style-name="T2"/></text:p>
          </table:table-cell>
          <table:table-cell table:style-name="ce25"/>
          <table:table-cell table:style-name="ce34"/>
          <table:table-cell table:style-name="ce31" office:value-type="string">
            <text:p>"Administrator phresco" <text:span text:style-name="T1">Upon clicking close </text:span><text:span text:style-name="T1">button"</text:span><text:span text:style-name="T2"> user can able to view the report in pie chart </text:span><text:span text:style-name="T2">format. 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21">
          <table:table-cell/>
          <table:table-cell table:style-name="ce12" office:value-type="string">
            <text:p>Edit Application - Quality/Functional -Test</text:p>
          </table:table-cell>
          <table:table-cell table:style-name="ce12" office:value-type="string">
            <text:p>User Story 35</text:p>
          </table:table-cell>
          <table:table-cell table:style-name="ce12" office:value-type="string">
            <text:p>TC_MV_35</text:p>
          </table:table-cell>
          <table:table-cell table:style-name="ce25" office:value-type="string">
            <text:p>Check whether "administrator phresco" able to Test application " Quality Functional -Test 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2"/>5. Click on the project that need to be edited.</text:p>
            <text:p>6 <text:s/>Click on Quality </text:p>
            <text:p>7 <text:s/>By default Unit will selected.</text:p>
            <text:p>8 <text:s/>User need to click Functional.</text:p>
            <text:p>9 <text:s/>User need to click Test.</text:p>
            <text:p/>
          </table:table-cell>
          <table:table-cell table:style-name="ce25"/>
          <table:table-cell table:style-name="ce34"/>
          <table:table-cell table:style-name="ce31" office:value-type="string">
            <text:p>"Administrator phresco" <text:span text:style-name="T1">Upon clicking Test </text:span><text:span text:style-name="T1">button"</text:span><text:span text:style-name="T2"> user can able to view pop up box which </text:span><text:span text:style-name="T2">has Against <text:s/>Build [Radio button], Against Server </text:span><text:span text:style-name="T2">[Radio button], Against release[ Radio button], </text:span><text:span text:style-name="T2">Browser[ Drop down], Server[ Drop Down], Show </text:span><text:span text:style-name="T2">settings[ Check box]. User can able to see test and </text:span><text:span text:style-name="T2">cancel button.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21">
          <table:table-cell/>
          <table:table-cell table:style-name="ce12" office:value-type="string">
            <text:p>Edit Application - Quality/Functional -Test - Against Build - Test Button</text:p>
          </table:table-cell>
          <table:table-cell table:style-name="ce12" office:value-type="string">
            <text:p>User Story 36</text:p>
          </table:table-cell>
          <table:table-cell table:style-name="ce12" office:value-type="string">
            <text:p>TC_MV_36</text:p>
          </table:table-cell>
          <table:table-cell table:style-name="ce25" office:value-type="string">
            <text:p>Check whether "administrator phresco" able to Test application " Quality Functional - Against build [Radio button] - Test Button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2"/>5. Click on the project that need to be edited.</text:p>
            <text:p>6 <text:s/>Click on Quality </text:p>
            <text:p>7 <text:s/>By default Unit will selected.</text:p>
            <text:p>8 <text:s/>User need to click Functional.</text:p>
            <text:p>9 <text:s/>User need to click Test.</text:p>
            <text:p>10 User can able to view the Pop up.</text:p>
            <text:p>11 User need to select Against build [radio button]</text:p>
            <text:p>12 User need to select Browser system should the test.</text:p>
            <text:p>13 User need to select Server.</text:p>
            <text:p>14 If user check show settings, system will incorporate global server settings in the fields.</text:p>
            <text:p>15 if user un check show settings, system will display only configuration server list.</text:p>
            <text:p>16 User need to click test</text:p>
            <text:p/>
          </table:table-cell>
          <table:table-cell table:style-name="ce25"/>
          <table:table-cell table:style-name="ce34"/>
          <table:table-cell table:style-name="ce31" office:value-type="string">
            <text:p>"Administrator phresco" <text:span text:style-name="T1">Upon clicking Test </text:span><text:span text:style-name="T1">button"</text:span><text:span text:style-name="T2"> user can able to view the progress box pop </text:span><text:span text:style-name="T2">up. Upon closing user can able to view the Test </text:span><text:span text:style-name="T2">report in pie chat format upon clicking close button </text:span><text:span text:style-name="T2">of progress box.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22">
          <table:table-cell/>
          <table:table-cell table:style-name="ce12" office:value-type="string">
            <text:p>Edit Application - Quality/Functional -Test - Against Server - Test Button</text:p>
          </table:table-cell>
          <table:table-cell table:style-name="ce12" office:value-type="string">
            <text:p>User Story 37</text:p>
          </table:table-cell>
          <table:table-cell table:style-name="ce12" office:value-type="string">
            <text:p>TC_MV_37</text:p>
          </table:table-cell>
          <table:table-cell table:style-name="ce25" office:value-type="string">
            <text:p>Check whether "administrator phresco" able to Test application " Quality Functional - Against Server [Radio button] - Test Button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2"/></text:p>
            <text:p>5. Click on the project that need to be edited.</text:p>
            <text:p>6 <text:s/>Click on Quality </text:p>
            <text:p>7 <text:s/>By default Unit will selected.</text:p>
            <text:p>8 <text:s/>User need to click Functional.</text:p>
            <text:p>9 <text:s/>User need to click Test.</text:p>
            <text:p>10 User can able to view the Pop up.</text:p>
            <text:p>11 User need to select Against Server [radio button]</text:p>
            <text:p>12 User need to select Browser system should the test.</text:p>
            <text:p>13 User need to select Server.</text:p>
            <text:p>14 If user check show settings, system will incorporate global server settings in the fields.</text:p>
            <text:p>15 if user un check show settings, system will display only configuration server list.</text:p>
            <text:p>16 User need to click test</text:p>
            <text:p/>
          </table:table-cell>
          <table:table-cell table:style-name="ce25"/>
          <table:table-cell table:style-name="ce34"/>
          <table:table-cell table:style-name="ce31" office:value-type="string">
            <text:p>"Administrator <text:s/>phresco" <text:span text:style-name="T1">Upon clicking Test </text:span><text:span text:style-name="T1">button"</text:span><text:span text:style-name="T2"> user can able to view the progress box pop </text:span><text:span text:style-name="T2">up. Upon closing user can able to view the Test </text:span><text:span text:style-name="T2">report in pie chat format upon clicking close button </text:span><text:span text:style-name="T2">of progress box.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21">
          <table:table-cell/>
          <table:table-cell table:style-name="ce12" office:value-type="string">
            <text:p>Edit Application - Quality/Functional -Test - Against Release - Test Button</text:p>
          </table:table-cell>
          <table:table-cell table:style-name="ce12" office:value-type="string">
            <text:p>User Story 38</text:p>
          </table:table-cell>
          <table:table-cell table:style-name="ce12" office:value-type="string">
            <text:p>TC_MV_38</text:p>
          </table:table-cell>
          <table:table-cell table:style-name="ce25" office:value-type="string">
            <text:p>Check whether "administrator phresco" able to Test application " Quality Functional - Against Release[Radio button] - Test Button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2"/></text:p>
            <text:p>5. Click on the project that need to be edited.</text:p>
            <text:p>6 <text:s/>Click on Quality </text:p>
            <text:p>7 <text:s/>By default Unit will selected.</text:p>
            <text:p>8 <text:s/>User need to click Functional.</text:p>
            <text:p>9 <text:s/>User need to click Test.</text:p>
            <text:p>10 User can able to view the Pop up.</text:p>
            <text:p>11 User need to select Against Release [radio button]</text:p>
            <text:p>12 User need to select Browser system should the test.</text:p>
            <text:p>13 User need to select Server.</text:p>
            <text:p>14 If user check show settings, system will incorporate global server settings in the fields.</text:p>
            <text:p>15 if user un check show settings, system will display only configuration server list.</text:p>
            <text:p>16 User need to click test</text:p>
            <text:p/>
          </table:table-cell>
          <table:table-cell table:style-name="ce25"/>
          <table:table-cell table:style-name="ce34"/>
          <table:table-cell table:style-name="ce31" office:value-type="string">
            <text:p>"Administrator phresco" <text:span text:style-name="T1">Upon clicking Test </text:span><text:span text:style-name="T1">button"</text:span><text:span text:style-name="T2"> user can able to view the progress box pop </text:span><text:span text:style-name="T2">up. Upon closing user can able to view the Test </text:span><text:span text:style-name="T2">report in pie chat format upon clicking close button </text:span><text:span text:style-name="T2">of progress box.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21">
          <table:table-cell/>
          <table:table-cell table:style-name="ce12" office:value-type="string">
            <text:p>Edit Application - Quality/Functional -Test - Against Build - Cancel Button</text:p>
          </table:table-cell>
          <table:table-cell table:style-name="ce12" office:value-type="string">
            <text:p>User Story 39</text:p>
          </table:table-cell>
          <table:table-cell table:style-name="ce12" office:value-type="string">
            <text:p>TC_MV_39</text:p>
          </table:table-cell>
          <table:table-cell table:style-name="ce25" office:value-type="string">
            <text:p>Check whether "administrator phresco" able to Test application " Quality Functional - Against build [Radio button] - Cancel Button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2"/></text:p>
            <text:p>5. Click on the project that need to be edited.</text:p>
            <text:p>6 <text:s/>Click on Quality </text:p>
            <text:p>7 <text:s/>By default Unit will selected.</text:p>
            <text:p>8 <text:s/>User need to click Functional.</text:p>
            <text:p>9 <text:s/>User need to click Test.</text:p>
            <text:p>10 User can able to view the Pop up.</text:p>
            <text:p>11 User need to select Against build [radio button]</text:p>
            <text:p>12 User need to select Browser system should the test.</text:p>
            <text:p>13 User need to select Server.</text:p>
            <text:p>14 If user check show settings, system will incorporate global server settings in the fields.</text:p>
            <text:p>15 if user un check show settings, system will display only configuration server list.</text:p>
            <text:p>16 User need to click cancel</text:p>
            <text:p/>
          </table:table-cell>
          <table:table-cell table:style-name="ce25"/>
          <table:table-cell table:style-name="ce34"/>
          <table:table-cell table:style-name="ce31" office:value-type="string">
            <text:p>"Administrator phresco" <text:span text:style-name="T1">Upon clicking Cancel </text:span><text:span text:style-name="T1">button"</text:span><text:span text:style-name="T2"> <text:s/>system gets back to Quality - Functional </text:span><text:span text:style-name="T2">page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21">
          <table:table-cell/>
          <table:table-cell table:style-name="ce12" office:value-type="string">
            <text:p>Edit Application - Quality/Functional -Test - Against server - Cancel Button</text:p>
          </table:table-cell>
          <table:table-cell table:style-name="ce12" office:value-type="string">
            <text:p>User Story 40</text:p>
          </table:table-cell>
          <table:table-cell table:style-name="ce12" office:value-type="string">
            <text:p>TC_MV_40</text:p>
          </table:table-cell>
          <table:table-cell table:style-name="ce25" office:value-type="string">
            <text:p>Check whether "administrator phresco" able to Test application " Quality Functional - Against server [Radio button] - Cancel Button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2"/>5. Click on the project that need to be edited.</text:p>
            <text:p>6 <text:s/>Click on Quality </text:p>
            <text:p>7 <text:s/>By default Unit will selected.</text:p>
            <text:p>8 <text:s/>User need to click Functional.</text:p>
            <text:p>9 <text:s/>User need to click Test.</text:p>
            <text:p>10 User can able to view the Pop up.</text:p>
            <text:p>11 User need to select Against build [radio button]</text:p>
            <text:p>12 User need to select Browser system should the test.</text:p>
            <text:p>13 User need to select Server.</text:p>
            <text:p>14 If user check show settings, system will incorporate global server settings in the fields.</text:p>
            <text:p>15 if user un check show settings, system will display only configuration server list.</text:p>
            <text:p>16 User need to click cancel</text:p>
            <text:p/>
          </table:table-cell>
          <table:table-cell table:style-name="ce25"/>
          <table:table-cell table:style-name="ce34"/>
          <table:table-cell table:style-name="ce31" office:value-type="string">
            <text:p>"Administrator phresco" <text:span text:style-name="T1">Upon clicking Cancel </text:span><text:span text:style-name="T1">button"</text:span><text:span text:style-name="T2"> <text:s/>system gets back to Quality - Functional </text:span><text:span text:style-name="T2">page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21">
          <table:table-cell/>
          <table:table-cell table:style-name="ce12" office:value-type="string">
            <text:p>Edit Application - Quality/Functional -Test - Against Release- Cancel Button</text:p>
          </table:table-cell>
          <table:table-cell table:style-name="ce12" office:value-type="string">
            <text:p>User Story 41</text:p>
          </table:table-cell>
          <table:table-cell table:style-name="ce12" office:value-type="string">
            <text:p>TC_MV_41</text:p>
          </table:table-cell>
          <table:table-cell table:style-name="ce25" office:value-type="string">
            <text:p>Check whether "administrator phresco" able to Test application " Quality Functional - Against release [Radio button] - Cancel Button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2"/>5. Click on the project that need to be edited.</text:p>
            <text:p>6 <text:s/>Click on Quality </text:p>
            <text:p>7 <text:s/>By default Unit will selected.</text:p>
            <text:p>8 <text:s/>User need to click Functional.</text:p>
            <text:p>9 <text:s/>User need to click Test.</text:p>
            <text:p>10 User can able to view the Pop up.</text:p>
            <text:p>11 User need to select Against release [radio button]</text:p>
            <text:p>12 User need to select Browser system should the test.</text:p>
            <text:p>13 User need to select Server.</text:p>
            <text:p>14 If user check show settings, system will incorporate global server settings in the fields.</text:p>
            <text:p>15 if user un check show settings, system will display only configuration server list.</text:p>
            <text:p>16 User need to click cancel</text:p>
            <text:p/>
          </table:table-cell>
          <table:table-cell table:style-name="ce25"/>
          <table:table-cell table:style-name="ce34"/>
          <table:table-cell table:style-name="ce31" office:value-type="string">
            <text:p>"Administrator phresco" <text:span text:style-name="T1">Upon clicking Cancel </text:span><text:span text:style-name="T1">button"</text:span><text:span text:style-name="T2"> <text:s/>system gets back to Quality - Functional </text:span><text:span text:style-name="T2">page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21">
          <table:table-cell/>
          <table:table-cell table:style-name="ce12" office:value-type="string">
            <text:p>Edit Application - Quality/Performance -Test - Close Button</text:p>
          </table:table-cell>
          <table:table-cell table:style-name="ce12" office:value-type="string">
            <text:p>User Story 42</text:p>
          </table:table-cell>
          <table:table-cell table:style-name="ce12" office:value-type="string">
            <text:p>TC_MV_42</text:p>
          </table:table-cell>
          <table:table-cell table:style-name="ce25" office:value-type="string">
            <text:p>Check whether "administrator phresco" able to Test application " Quality Performance -Close Button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2"/></text:p>
            <text:p>5. Click on the project that need to be edited.</text:p>
            <text:p>6 <text:s/>Click on Quality </text:p>
            <text:p>7 <text:s/>By default Unit will selected.</text:p>
            <text:p>8 <text:s/>User need to click Performance.</text:p>
            <text:p>9 <text:s/>User need to click Test.</text:p>
            <text:p>10 User can able to view progress pop up box.</text:p>
            <text:p>11 User need to click close button upon result gets progressed.</text:p>
          </table:table-cell>
          <table:table-cell table:style-name="ce25"/>
          <table:table-cell table:style-name="ce34"/>
          <table:table-cell table:style-name="ce31" office:value-type="string">
            <text:p>"Administrator phresco<text:span text:style-name="T1">" Upon clicking close </text:span><text:span text:style-name="T1">button" </text:span><text:span text:style-name="T2">user can able to view the report in pie chart </text:span><text:span text:style-name="T2">format. 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21">
          <table:table-cell/>
          <table:table-cell table:style-name="ce12" office:value-type="string">
            <text:p>Edit Application - Quality/Load -Test - Close Button</text:p>
          </table:table-cell>
          <table:table-cell table:style-name="ce12" office:value-type="string">
            <text:p>User Story 43</text:p>
          </table:table-cell>
          <table:table-cell table:style-name="ce12" office:value-type="string">
            <text:p>TC_MV_43</text:p>
          </table:table-cell>
          <table:table-cell table:style-name="ce25" office:value-type="string">
            <text:p>Check whether "administrator phresco" able to Test application " Quality Load -Close Button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2"/></text:p>
            <text:p>5. Click on the project that need to be edited.</text:p>
            <text:p>6 <text:s/>Click on Quality </text:p>
            <text:p>7 <text:s/>By default Unit will selected.</text:p>
            <text:p>8 <text:s/>User need to click Load.</text:p>
            <text:p>9 <text:s/>User need to click Test.</text:p>
            <text:p>10 User can able to view progress pop up box.</text:p>
            <text:p>11 User need to click close button upon result gets progressed.</text:p>
          </table:table-cell>
          <table:table-cell table:style-name="ce25"/>
          <table:table-cell table:style-name="ce34">
            <draw:frame table:end-cell-address="Phresco.I59" table:end-x="0.0146in" table:end-y="0.0287in" draw:z-index="9" draw:name="Graphics 5" draw:style-name="gr2" draw:text-style-name="P2" svg:width="7.2524in" svg:height="6.7323in" svg:x="0in" svg:y="3.3457in">
              <draw:image xlink:href="Pictures/20000007000077C90000382057FD2ECC.svm" xlink:type="simple" xlink:show="embed" xlink:actuate="onLoad">
                <text:p/>
              </draw:image>
            </draw:frame>
          </table:table-cell>
          <table:table-cell table:style-name="ce31" office:value-type="string">
            <text:p>"Administrator phresco<text:span text:style-name="T1">" Upon clicking close </text:span><text:span text:style-name="T1">button" </text:span><text:span text:style-name="T2">user can able to view the report in pie chart </text:span><text:span text:style-name="T2">format. 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21">
          <table:table-cell/>
          <table:table-cell table:style-name="ce12" office:value-type="string">
            <text:p>Settings </text:p>
          </table:table-cell>
          <table:table-cell table:style-name="ce12" office:value-type="string">
            <text:p>User Story 44</text:p>
          </table:table-cell>
          <table:table-cell table:style-name="ce12" office:value-type="string">
            <text:p>TC_MV_44</text:p>
          </table:table-cell>
          <table:table-cell table:style-name="ce25" office:value-type="string">
            <text:p>Check whether "administrator phresco" able to view Settings page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Settings tab. <text:s text:c="36"/></text:p>
          </table:table-cell>
          <table:table-cell table:style-name="ce25"/>
          <table:table-cell table:style-name="ce34"/>
          <table:table-cell table:style-name="ce31" office:value-type="string">
            <text:p>"Administrator phresco<text:span text:style-name="T1">" Upon clicking settings </text:span><text:span text:style-name="T1">tab" </text:span><text:span text:style-name="T2">user can able to view " Add button" and delete </text:span><text:span text:style-name="T2">button [ un select mode]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10">
          <table:table-cell/>
          <table:table-cell table:style-name="ce12" office:value-type="string">
            <text:p>Settings - Add [server] / save</text:p>
          </table:table-cell>
          <table:table-cell table:style-name="ce12" office:value-type="string">
            <text:p>User Story 45</text:p>
          </table:table-cell>
          <table:table-cell table:style-name="ce12" office:value-type="string">
            <text:p>TC_MV_45</text:p>
          </table:table-cell>
          <table:table-cell table:style-name="ce25" office:value-type="string">
            <text:p>Check whether "administrator phresco" able to Add settings [server]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Settings tab.</text:p>
            <text:p>5. Click on Add button. Upon clicking system lands into Add settings page.</text:p>
            <text:p>6. User needs to enter Name.</text:p>
            <text:p>7. User needs to enter Description.</text:p>
            <text:p>8. User needs to select server [ drop down]</text:p>
            <text:p>9. User needs to select Protocol [ Drop down]</text:p>
            <text:p>10.User needs to enter host. </text:p>
            <text:p>11.User needs to enter port.</text:p>
            <text:p>12.User needs to enter Adminusername.</text:p>
            <text:p>13.User needs to enter Admin password.</text:p>
            <text:p>14.User needs to enter deploy directory.</text:p>
            <text:p>15.User needs to select type. </text:p>
            <text:p>16.User needs to enter context.</text:p>
            <text:p>17.User needs to select applies to from scroll bar.</text:p>
            <text:p>18.User needs to click save. <text:s text:c="30"/></text:p>
          </table:table-cell>
          <table:table-cell table:style-name="ce25"/>
          <table:table-cell table:style-name="ce34"/>
          <table:table-cell table:style-name="ce31" office:value-type="string">
            <text:p>"Administrator phresco<text:span text:style-name="T1">" Upon clicking save </text:span><text:span text:style-name="T1">button" </text:span><text:span text:style-name="T2">user can able to view the server result in </text:span><text:span text:style-name="T2">tabulation format in settings page.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23">
          <table:table-cell/>
          <table:table-cell table:style-name="ce12" office:value-type="string">
            <text:p>Settings - Add [server] / Cancel</text:p>
          </table:table-cell>
          <table:table-cell table:style-name="ce12" office:value-type="string">
            <text:p>User Story 46</text:p>
          </table:table-cell>
          <table:table-cell table:style-name="ce12" office:value-type="string">
            <text:p>TC_MV_46</text:p>
          </table:table-cell>
          <table:table-cell table:style-name="ce25" office:value-type="string">
            <text:p>Check whether "administrator phresco" able to Add settings [server] / Cancel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Settings tab.</text:p>
            <text:p>5. Click on Add button. Upon clicking system lands into Add settings page.</text:p>
            <text:p>6. User needs to enter Name.</text:p>
            <text:p>7. User needs to enter Description.</text:p>
            <text:p>8. User needs to select server [ drop down]</text:p>
            <text:p>9. User needs to select Protocol [ Drop down]</text:p>
            <text:p>10.User needs to enter host. </text:p>
            <text:p>11.User needs to enter port.</text:p>
            <text:p>12.User needs to enter Adminusername.</text:p>
            <text:p>13.User needs to enter Admin password.</text:p>
            <text:p>14.User needs to enter deploy directory.</text:p>
            <text:p>15.User needs to select type. </text:p>
            <text:p>16.User needs to enter context.</text:p>
            <text:p>17.User needs to select applies to from scroll bar.</text:p>
            <text:p>18.User can click save or cancel. Lets assume user click cancel.</text:p>
          </table:table-cell>
          <table:table-cell table:style-name="ce25"/>
          <table:table-cell table:style-name="ce34"/>
          <table:table-cell table:style-name="ce31" office:value-type="string">
            <text:p>"Administrator phresco<text:span text:style-name="T1">" Upon clicking cancel </text:span><text:span text:style-name="T1">button" </text:span><text:span text:style-name="T2">user can able to view the settings page.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24">
          <table:table-cell/>
          <table:table-cell table:style-name="ce12" office:value-type="string">
            <text:p>Settings - Add [Database] / save</text:p>
          </table:table-cell>
          <table:table-cell table:style-name="ce12" office:value-type="string">
            <text:p>User Story 47</text:p>
          </table:table-cell>
          <table:table-cell table:style-name="ce12" office:value-type="string">
            <text:p>TC_MV_47</text:p>
          </table:table-cell>
          <table:table-cell table:style-name="ce25" office:value-type="string">
            <text:p>Check whether "administrator phresco" able to Add settings [Database]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Settings tab.</text:p>
            <text:p>5. Click on Add button. Upon clicking system lands into Add settings page.</text:p>
            <text:p>6. User needs to enter Name.</text:p>
            <text:p>7. User needs to enter Description.</text:p>
            <text:p>8. User needs to select Database [ drop down]</text:p>
            <text:p>9.User needs to enter host. </text:p>
            <text:p>10.User needs to enter port.</text:p>
            <text:p>11.User needs to enter username.</text:p>
            <text:p>12.User needs to enter password.</text:p>
            <text:p>13.User needs to enter database name.</text:p>
            <text:p>14.User needs to select type. </text:p>
            <text:p>15.User needs to select applies to from scroll bar.</text:p>
            <text:p>16.User needs to click save. <text:s text:c="30"/></text:p>
          </table:table-cell>
          <table:table-cell table:style-name="ce25"/>
          <table:table-cell table:style-name="ce34"/>
          <table:table-cell table:style-name="ce31" office:value-type="string">
            <text:p>"Administrator phresco<text:span text:style-name="T1">" Upon clicking save </text:span><text:span text:style-name="T1">button" </text:span><text:span text:style-name="T2">user can able to view the database result in </text:span><text:span text:style-name="T2">tabulation format in settings page.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24">
          <table:table-cell/>
          <table:table-cell table:style-name="ce12" office:value-type="string">
            <text:p>Settings - Add [Database] / Cancel</text:p>
          </table:table-cell>
          <table:table-cell table:style-name="ce12" office:value-type="string">
            <text:p>User Story 48</text:p>
          </table:table-cell>
          <table:table-cell table:style-name="ce12" office:value-type="string">
            <text:p>TC_MV_48</text:p>
          </table:table-cell>
          <table:table-cell table:style-name="ce25" office:value-type="string">
            <text:p>Check whether "administrator phresco" able to Add settings [database] / Cancel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Settings tab.</text:p>
            <text:p>5. Click on Add button. Upon clicking system lands into Add settings page.</text:p>
            <text:p>6. User needs to enter Name.</text:p>
            <text:p>7. User needs to enter Description.</text:p>
            <text:p>8. User needs to select Database [ drop down]</text:p>
            <text:p>9.User needs to enter host. </text:p>
            <text:p>10.User needs to enter port.</text:p>
            <text:p>11.User needs to enter username.</text:p>
            <text:p>12.User needs to enter password.</text:p>
            <text:p>13.User needs to enter database name.</text:p>
            <text:p>14.User needs to select type. </text:p>
            <text:p>15.User needs to select applies to from scroll bar.</text:p>
            <text:p>16.User can click save or cancel. Lets assume user click cancel.</text:p>
          </table:table-cell>
          <table:table-cell table:style-name="ce25"/>
          <table:table-cell table:style-name="ce34"/>
          <table:table-cell table:style-name="ce31" office:value-type="string">
            <text:p>"Administrator phresco<text:span text:style-name="T1">" Upon clicking cancel </text:span><text:span text:style-name="T1">button" </text:span><text:span text:style-name="T2">user can able to view the settings page.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24">
          <table:table-cell/>
          <table:table-cell table:style-name="ce12" office:value-type="string">
            <text:p>Settings - Add [Email] /Save</text:p>
          </table:table-cell>
          <table:table-cell table:style-name="ce12" office:value-type="string">
            <text:p>User Story 49</text:p>
          </table:table-cell>
          <table:table-cell table:style-name="ce12" office:value-type="string">
            <text:p>TC_MV_49</text:p>
          </table:table-cell>
          <table:table-cell table:style-name="ce25" office:value-type="string">
            <text:p>Check whether "administrator phresco" able to Add settings [Email]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Settings tab.</text:p>
            <text:p>5. Click on Add button. Upon clicking system lands into Add settings page.</text:p>
            <text:p>6. User needs to enter Name.</text:p>
            <text:p>7. User needs to enter Description.</text:p>
            <text:p>8. User needs to select Email [drop down]</text:p>
            <text:p>9.User needs to enter host. </text:p>
            <text:p>10.User needs to enter port.</text:p>
            <text:p>11.User needs to enter username.</text:p>
            <text:p>12.User needs to enter password.</text:p>
            <text:p>13.User needs to select applies to from scroll bar.</text:p>
            <text:p>14.User can click save.</text:p>
          </table:table-cell>
          <table:table-cell table:style-name="ce25"/>
          <table:table-cell table:style-name="ce34"/>
          <table:table-cell table:style-name="ce31" office:value-type="string">
            <text:p>"Administrator phresco<text:span text:style-name="T1">" Upon clicking save </text:span><text:span text:style-name="T1">button" </text:span><text:span text:style-name="T2">user can able to view the Email result in </text:span><text:span text:style-name="T2">tabulation format in settings page.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24">
          <table:table-cell/>
          <table:table-cell table:style-name="ce12" office:value-type="string">
            <text:p>Settings - Add [Email] / Cancel</text:p>
          </table:table-cell>
          <table:table-cell table:style-name="ce12" office:value-type="string">
            <text:p>User Story 50</text:p>
          </table:table-cell>
          <table:table-cell table:style-name="ce12" office:value-type="string">
            <text:p>TC_MV_50</text:p>
          </table:table-cell>
          <table:table-cell table:style-name="ce25" office:value-type="string">
            <text:p>Check whether "administrator phresco" able to Add settings [Email] / Cancel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Settings tab.</text:p>
            <text:p>5. Click on Add button. Upon clicking system lands into Add settings page.</text:p>
            <text:p>6. User needs to enter Name.</text:p>
            <text:p>7. User needs to enter Description.</text:p>
            <text:p>8. User needs to select Email [drop down]</text:p>
            <text:p>9.User needs to enter host. </text:p>
            <text:p>10.User needs to enter port.</text:p>
            <text:p>11.User needs to enter username.</text:p>
            <text:p>12.User needs to enter password.</text:p>
            <text:p>13.User needs to select applies to from scroll bar.</text:p>
            <text:p>14.User can click save or cancel. Lets assume user click cancel.</text:p>
          </table:table-cell>
          <table:table-cell table:style-name="ce25"/>
          <table:table-cell table:style-name="ce34"/>
          <table:table-cell table:style-name="ce31" office:value-type="string">
            <text:p>"Administrator phresco<text:span text:style-name="T1">" Upon clicking cancel </text:span><text:span text:style-name="T1">button" </text:span><text:span text:style-name="T2">user can able to view the settings page.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24">
          <table:table-cell/>
          <table:table-cell table:style-name="ce12" office:value-type="string">
            <text:p>Settings - Add [Web service] / Save</text:p>
          </table:table-cell>
          <table:table-cell table:style-name="ce12" office:value-type="string">
            <text:p>User Story 51</text:p>
          </table:table-cell>
          <table:table-cell table:style-name="ce12" office:value-type="string">
            <text:p>TC_MV_51</text:p>
          </table:table-cell>
          <table:table-cell table:style-name="ce25" office:value-type="string">
            <text:p>Check whether "administrator phresco" able to Add settings [Web Service]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Settings tab.</text:p>
            <text:p>5. Click on Add button. Upon clicking system lands into Add settings page.</text:p>
            <text:p>6. User needs to enter Name.</text:p>
            <text:p>7. User needs to enter Description.</text:p>
            <text:p>8. User needs to select Web Service [drop down]</text:p>
            <text:p>9. User needs to select protocol [drop down]</text:p>
            <text:p>9.User needs to enter host. </text:p>
            <text:p>10.User needs to enter port.</text:p>
            <text:p>11.User needs to enter username.</text:p>
            <text:p>12.User needs to enter password.</text:p>
            <text:p>13.User needs to enter the context.</text:p>
            <text:p>14.User needs to select applies to from scroll bar.</text:p>
            <text:p>15.User needs to click save.</text:p>
          </table:table-cell>
          <table:table-cell table:style-name="ce25"/>
          <table:table-cell table:style-name="ce34"/>
          <table:table-cell table:style-name="ce31" office:value-type="string">
            <text:p>"Administrator phresco<text:span text:style-name="T1">" Upon clicking save </text:span><text:span text:style-name="T1">button" </text:span><text:span text:style-name="T2">user can able to view the Web service </text:span><text:span text:style-name="T2">result in tabulation format in settings page.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24">
          <table:table-cell/>
          <table:table-cell table:style-name="ce12" office:value-type="string">
            <text:p>Settings - Add [Web service] / Cancel</text:p>
          </table:table-cell>
          <table:table-cell table:style-name="ce12" office:value-type="string">
            <text:p>User Story 52</text:p>
          </table:table-cell>
          <table:table-cell table:style-name="ce12" office:value-type="string">
            <text:p>TC_MV_52</text:p>
          </table:table-cell>
          <table:table-cell table:style-name="ce25" office:value-type="string">
            <text:p>Check whether "administrator phresco" able to Add settings [Web service] / Cancel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Settings tab.</text:p>
            <text:p>5. Click on Add button. Upon clicking system lands into Add settings page.</text:p>
            <text:p>6. User needs to enter Name.</text:p>
            <text:p>7. User needs to enter Description.</text:p>
            <text:p>8. User needs to select Web Service [drop down]</text:p>
            <text:p>9. User needs to select protocol [drop down]</text:p>
            <text:p>9.User needs to enter host. </text:p>
            <text:p>10.User needs to enter port.</text:p>
            <text:p>11.User needs to enter username.</text:p>
            <text:p>12.User needs to enter password.</text:p>
            <text:p>13.User needs to enter the context.</text:p>
            <text:p>14.User needs to select applies to from scroll bar.</text:p>
            <text:p>15..User can click save or cancel. Lets assume user clicks cancel.</text:p>
          </table:table-cell>
          <table:table-cell table:style-name="ce25"/>
          <table:table-cell table:style-name="ce34"/>
          <table:table-cell table:style-name="ce31" office:value-type="string">
            <text:p>"Administrator phresco<text:span text:style-name="T1">" Upon clicking cancel </text:span><text:span text:style-name="T1">button" </text:span><text:span text:style-name="T2">user can able to view the settings page.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24">
          <table:table-cell/>
          <table:table-cell table:style-name="ce12" office:value-type="string">
            <text:p>Settings - Delete </text:p>
          </table:table-cell>
          <table:table-cell table:style-name="ce12" office:value-type="string">
            <text:p>User Story 53</text:p>
          </table:table-cell>
          <table:table-cell table:style-name="ce12" office:value-type="string">
            <text:p>TC_MV_53</text:p>
          </table:table-cell>
          <table:table-cell table:style-name="ce25" office:value-type="string">
            <text:p>Check whether "administrator phresco" able to Delete settings 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Settings tab.</text:p>
            <text:p>5. User can find Add and delete.</text:p>
            <text:p>6. In order to delete any settings user need to check the check box.</text:p>
            <text:p>7. In turn delete button gets enabled.</text:p>
            <text:p>8. User can delete the settings upon clicking delete.</text:p>
            <text:p/>
          </table:table-cell>
          <table:table-cell table:style-name="ce25"/>
          <table:table-cell table:style-name="ce34"/>
          <table:table-cell table:style-name="ce31" office:value-type="string">
            <text:p>"Administrator phresco<text:span text:style-name="T1">" Upon clicking Delete </text:span><text:span text:style-name="T1">button" </text:span><text:span text:style-name="T2">user can able to view pop up box stating " </text:span><text:span text:style-name="T2">Do you want to delete the selected objects" with Ok </text:span><text:span text:style-name="T2">and cancel button.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24">
          <table:table-cell/>
          <table:table-cell table:style-name="ce12" office:value-type="string">
            <text:p>Settings - Delete [ok]</text:p>
          </table:table-cell>
          <table:table-cell table:style-name="ce12" office:value-type="string">
            <text:p>User Story 54</text:p>
          </table:table-cell>
          <table:table-cell table:style-name="ce12" office:value-type="string">
            <text:p>TC_MV_54</text:p>
          </table:table-cell>
          <table:table-cell table:style-name="ce25" office:value-type="string">
            <text:p>Check whether "administrator phresco" able to Delete settings [ok]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Settings tab.</text:p>
            <text:p>5. User can find Add and delete.</text:p>
            <text:p>6. In order to delete any settings user need to check the check box.</text:p>
            <text:p>7. In turn delete button gets enabled.</text:p>
            <text:p>8. User can delete the settings upon clicking delete.</text:p>
            <text:p>9. User need to click ok button in confirmation pop up</text:p>
          </table:table-cell>
          <table:table-cell table:style-name="ce25"/>
          <table:table-cell table:style-name="ce34"/>
          <table:table-cell table:style-name="ce31" office:value-type="string">
            <text:p>"Administrator phresco<text:span text:style-name="T1">" Upon clicking Delete </text:span><text:span text:style-name="T1">button" </text:span><text:span text:style-name="T2">user can able to view pop up box stating " </text:span><text:span text:style-name="T2">Do you want to delete the selected objects" with Ok </text:span><text:span text:style-name="T2">and cancel button. User need to click ok button </text:span><text:span text:style-name="T2">upon clicking settings gets deleted from settings </text:span><text:span text:style-name="T2">page.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24">
          <table:table-cell/>
          <table:table-cell table:style-name="ce12" office:value-type="string">
            <text:p>Settings - Delete [Cancel]</text:p>
          </table:table-cell>
          <table:table-cell table:style-name="ce12" office:value-type="string">
            <text:p>User Story 55</text:p>
          </table:table-cell>
          <table:table-cell table:style-name="ce12" office:value-type="string">
            <text:p>TC_MV_55</text:p>
          </table:table-cell>
          <table:table-cell table:style-name="ce25" office:value-type="string">
            <text:p>Check whether "administrator phresco" able to Delete settings [Cancel]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Settings tab.</text:p>
            <text:p>5. User can find Add and delete.</text:p>
            <text:p>6. In order to delete any settings user need to check the check box.</text:p>
            <text:p>7. In turn delete button gets enabled.</text:p>
            <text:p>8. User can delete the settings upon clicking delete.</text:p>
            <text:p>9. User need to click cancel button in confirmation pop up</text:p>
          </table:table-cell>
          <table:table-cell table:style-name="ce25"/>
          <table:table-cell table:style-name="ce34"/>
          <table:table-cell table:style-name="ce31" office:value-type="string">
            <text:p>"Administrator phresco<text:span text:style-name="T1">" Upon clicking Delete </text:span><text:span text:style-name="T1">button" </text:span><text:span text:style-name="T2">user can able to view pop up box stating " </text:span><text:span text:style-name="T2">Do you want to delete the selected objects" with Ok </text:span><text:span text:style-name="T2">and cancel button. User need to click cancel button </text:span><text:span text:style-name="T2">upon clicking selected settings wont get vanished </text:span><text:span text:style-name="T2">from settings.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24">
          <table:table-cell/>
          <table:table-cell table:style-name="ce12" office:value-type="string">
            <text:p>My Account [ Account holder name gets displayed]</text:p>
          </table:table-cell>
          <table:table-cell table:style-name="ce12" office:value-type="string">
            <text:p>User Story 56</text:p>
          </table:table-cell>
          <table:table-cell table:style-name="ce12" office:value-type="string">
            <text:p>TC_MV_56</text:p>
          </table:table-cell>
          <table:table-cell table:style-name="ce25" office:value-type="string">
            <text:p>Check whether "administrator phresco" <text:s/>able to click "My account section "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My account section.</text:p>
            <text:p>5. User can find skins with two color [ Red and <text:s/>blue].</text:p>
            <text:p>6. User can find About us.</text:p>
            <text:p>7. User can find sign out.</text:p>
            <text:p/>
          </table:table-cell>
          <table:table-cell table:style-name="ce25"/>
          <table:table-cell table:style-name="ce34"/>
          <table:table-cell table:style-name="ce31" office:value-type="string">
            <text:p>"Administrator phresco<text:span text:style-name="T1">" Upon clicking My </text:span><text:span text:style-name="T1">account[account holder name gets displayed]" </text:span><text:span text:style-name="T2">user can able to view drop down box stating " skins </text:span><text:span text:style-name="T2">with two color"," About us", "Sign out" based on </text:span><text:span text:style-name="T2">user clicks corresponding action triggers out.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24">
          <table:table-cell/>
          <table:table-cell table:style-name="ce12" office:value-type="string">
            <text:p>My Account [Skins]</text:p>
          </table:table-cell>
          <table:table-cell table:style-name="ce12" office:value-type="string">
            <text:p>User Story 57</text:p>
          </table:table-cell>
          <table:table-cell table:style-name="ce12" office:value-type="string">
            <text:p>TC_MV_57</text:p>
          </table:table-cell>
          <table:table-cell table:style-name="ce25" office:value-type="string">
            <text:p>Check whether "administrator phresco" <text:s/>click "Skins"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My account section.</text:p>
            <text:p>5. User can find skins with two color [ Red and <text:s/>blue].</text:p>
            <text:p>6. By default framework will be red color.</text:p>
            <text:p>7. In order to change from red to blue user need to click blue skin.</text:p>
            <text:p/>
          </table:table-cell>
          <table:table-cell table:style-name="ce25"/>
          <table:table-cell table:style-name="ce34">
            <draw:frame table:end-cell-address="Phresco.I71" table:end-x="0.035in" table:end-y="1.9819in" draw:z-index="10" draw:name="Graphics 6" draw:style-name="gr2" draw:text-style-name="P2" svg:width="7.2728in" svg:height="5.5311in" svg:x="0in" svg:y="0in">
              <draw:image xlink:href="Pictures/2000000700007E4C000036E2EA2218E9.svm" xlink:type="simple" xlink:show="embed" xlink:actuate="onLoad">
                <text:p/>
              </draw:image>
            </draw:frame>
          </table:table-cell>
          <table:table-cell table:style-name="ce31" office:value-type="string">
            <text:p>"Administrator phresco<text:span text:style-name="T1">" Upon clicking My </text:span><text:span text:style-name="T1">account[account holder name gets displayed]" </text:span><text:span text:style-name="T2">user can able to view drop down box stating " skins </text:span><text:span text:style-name="T2">with two color", By <text:s/>default framework will be in red </text:span><text:span text:style-name="T2">color upon clicking blue skin framework gets adapt </text:span><text:span text:style-name="T2">to blue color vise versa take place.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24">
          <table:table-cell/>
          <table:table-cell table:style-name="ce12" office:value-type="string">
            <text:p>My Account [About - Ok]</text:p>
          </table:table-cell>
          <table:table-cell table:style-name="ce12" office:value-type="string">
            <text:p>User Story 58</text:p>
          </table:table-cell>
          <table:table-cell table:style-name="ce12" office:value-type="string">
            <text:p>TC_MV_58</text:p>
          </table:table-cell>
          <table:table-cell table:style-name="ce25" office:value-type="string">
            <text:p>Check whether "administrator phresco" <text:s/>click "About - ok"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My account section.</text:p>
            <text:p>5. User can find About.</text:p>
            <text:p>6. User need to click About. </text:p>
            <text:p/>
          </table:table-cell>
          <table:table-cell table:style-name="ce25"/>
          <table:table-cell table:style-name="ce34"/>
          <table:table-cell table:style-name="ce31" office:value-type="string">
            <text:p>"Administrator phresco<text:span text:style-name="T1">" Upon clicking About </text:span><text:span text:style-name="T2">framework will trigger pop up with about content </text:span><text:span text:style-name="T2">with close symbol and ok button. Both close and ok </text:span><text:span text:style-name="T2">perform same close action upon clicking.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24">
          <table:table-cell/>
          <table:table-cell table:style-name="ce12" office:value-type="string">
            <text:p>My Account [Sign out]</text:p>
          </table:table-cell>
          <table:table-cell table:style-name="ce12" office:value-type="string">
            <text:p>User Story 59</text:p>
          </table:table-cell>
          <table:table-cell table:style-name="ce12" office:value-type="string">
            <text:p>TC_MV_59</text:p>
          </table:table-cell>
          <table:table-cell table:style-name="ce25" office:value-type="string">
            <text:p>Check whether "administrator phresco" <text:s/>able to click "Sign out "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My account section.</text:p>
            <text:p>5. User can find sign out </text:p>
            <text:p>6. User need to click sign out.</text:p>
          </table:table-cell>
          <table:table-cell table:style-name="ce25"/>
          <table:table-cell table:style-name="ce34"/>
          <table:table-cell table:style-name="ce31" office:value-type="string">
            <text:p>"Administrator phresco<text:span text:style-name="T1">" Upon clicking sign out " </text:span><text:span text:style-name="T2">framework will redirect to login page with username </text:span><text:span text:style-name="T2">and password.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25" table:number-rows-repeated="65463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Test Report" table:style-name="ta2" table:print-ranges="'Test Report'.A1:'Test Report'.X22"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0" table:number-columns-repeated="13" table:default-cell-style-name="ce53"/>
        <table:table-column table:style-name="co22" table:default-cell-style-name="ce53"/>
        <table:table-column table:style-name="co23" table:number-columns-repeated="2" table:default-cell-style-name="ce53"/>
        <table:table-column table:style-name="co24" table:default-cell-style-name="ce53"/>
        <table:table-column table:style-name="co1" table:number-columns-repeated="999" table:default-cell-style-name="ce53"/>
        <table:table-row table:style-name="ro26">
          <table:table-cell table:style-name="ce41" office:value-type="string" table:number-columns-spanned="24" table:number-rows-spanned="1">
            <text:p>Pilot Project for SharePoint Application - Test Report</text:p>
            <draw:frame table:end-cell-address="'Test Report'.C1" table:end-x="0.5917in" table:end-y="0.6043in" draw:z-index="0" draw:name="Picture 1" draw:style-name="gr3" draw:text-style-name="P1" svg:width="2.124in" svg:height="0.5933in" svg:x="0.0713in" svg:y="0.011in">
              <draw:image xlink:href="Pictures/100000000000007F00000025956CFB12.jpg" xlink:type="simple" xlink:show="embed" xlink:actuate="onLoad">
                <text:p/>
              </draw:image>
            </draw:frame>
          </table:table-cell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107"/>
          <table:table-cell table:number-columns-repeated="1000"/>
        </table:table-row>
        <table:table-row table:style-name="ro25">
          <table:table-cell table:style-name="ce42"/>
          <table:table-cell table:style-name="ce55" table:number-columns-repeated="2"/>
          <table:table-cell table:style-name="ce71"/>
          <table:table-cell table:style-name="ce55" table:number-columns-repeated="19"/>
          <table:table-cell table:style-name="ce108"/>
          <table:table-cell table:number-columns-repeated="1000"/>
        </table:table-row>
        <table:table-row table:style-name="ro25">
          <table:table-cell table:style-name="ce43" office:value-type="string">
            <text:p>Project Name:</text:p>
          </table:table-cell>
          <table:table-cell table:style-name="ce56"/>
          <table:table-cell table:style-name="ce63" office:value-type="string" table:number-columns-spanned="2" table:number-rows-spanned="1">
            <text:p>Phresco</text:p>
          </table:table-cell>
          <table:covered-table-cell table:style-name="ce63"/>
          <table:table-cell table:style-name="ce78" office:value-type="string">
            <text:p>Tested By</text:p>
          </table:table-cell>
          <table:table-cell table:style-name="ce81"/>
          <table:table-cell table:style-name="ce55" table:number-columns-repeated="17"/>
          <table:table-cell table:style-name="ce108"/>
          <table:table-cell table:number-columns-repeated="1000"/>
        </table:table-row>
        <table:table-row table:style-name="ro25">
          <table:table-cell table:style-name="ce44" office:value-type="string">
            <text:p>Project ID:</text:p>
          </table:table-cell>
          <table:table-cell table:style-name="ce55"/>
          <table:table-cell table:style-name="ce64" office:value-type="string" table:number-columns-spanned="2" table:number-rows-spanned="1">
            <text:p>PHTN_PH</text:p>
          </table:table-cell>
          <table:covered-table-cell table:style-name="ce64"/>
          <table:table-cell table:style-name="ce79" office:value-type="string">
            <text:p>Testing Period</text:p>
          </table:table-cell>
          <table:table-cell table:style-name="ce82"/>
          <table:table-cell table:style-name="ce55" table:number-columns-repeated="17"/>
          <table:table-cell table:style-name="ce108"/>
          <table:table-cell table:number-columns-repeated="1000"/>
        </table:table-row>
        <table:table-row table:style-name="ro25">
          <table:table-cell table:style-name="ce44" office:value-type="string">
            <text:p>Module:</text:p>
          </table:table-cell>
          <table:table-cell table:style-name="ce55"/>
          <table:table-cell table:style-name="ce64" office:value-type="string" table:number-columns-spanned="2" table:number-rows-spanned="1">
            <text:p>Frame work</text:p>
          </table:table-cell>
          <table:covered-table-cell table:style-name="ce64"/>
          <table:table-cell table:style-name="ce80" office:value-type="string">
            <text:p>Test Data</text:p>
          </table:table-cell>
          <table:table-cell table:style-name="ce83"/>
          <table:table-cell table:style-name="ce55" table:number-columns-repeated="17"/>
          <table:table-cell table:style-name="ce108"/>
          <table:table-cell table:number-columns-repeated="1000"/>
        </table:table-row>
        <table:table-row table:style-name="ro25">
          <table:table-cell table:style-name="ce45" office:value-type="string">
            <text:p>SubModule:</text:p>
          </table:table-cell>
          <table:table-cell table:style-name="ce55"/>
          <table:table-cell table:style-name="ce64" table:number-columns-spanned="2" table:number-rows-spanned="1"/>
          <table:covered-table-cell table:style-name="ce64"/>
          <table:table-cell table:style-name="ce55" table:number-columns-repeated="19"/>
          <table:table-cell table:style-name="ce108"/>
          <table:table-cell table:number-columns-repeated="1000"/>
        </table:table-row>
        <table:table-row table:style-name="ro25">
          <table:table-cell table:style-name="ce46" office:value-type="string">
            <text:p>Verison No.</text:p>
          </table:table-cell>
          <table:table-cell table:style-name="ce57"/>
          <table:table-cell table:style-name="ce65" office:value-type="string" table:number-columns-spanned="2" table:number-rows-spanned="1">
            <text:p>Draft version</text:p>
          </table:table-cell>
          <table:covered-table-cell table:style-name="ce65"/>
          <table:table-cell table:style-name="ce55" table:number-columns-repeated="19"/>
          <table:table-cell table:style-name="ce108"/>
          <table:table-cell table:number-columns-repeated="1000"/>
        </table:table-row>
        <table:table-row table:style-name="ro25">
          <table:table-cell table:style-name="ce47"/>
          <table:table-cell table:style-name="ce55" table:number-columns-repeated="22"/>
          <table:table-cell table:style-name="ce108"/>
          <table:table-cell table:number-columns-repeated="1000"/>
        </table:table-row>
        <table:table-row table:style-name="ro25">
          <table:table-cell table:style-name="ce42"/>
          <table:table-cell table:style-name="ce55" table:number-columns-repeated="22"/>
          <table:table-cell table:style-name="ce108"/>
          <table:table-cell table:number-columns-repeated="1000"/>
        </table:table-row>
        <table:table-row table:style-name="ro25">
          <table:table-cell table:style-name="ce42"/>
          <table:table-cell table:style-name="ce55" table:number-columns-repeated="10"/>
          <table:table-cell table:style-name="ce99" office:value-type="string">
            <text:p>Defect Summary</text:p>
          </table:table-cell>
          <table:table-cell table:style-name="ce99" table:number-columns-repeated="2"/>
          <table:table-cell table:style-name="ce55" table:number-columns-repeated="9"/>
          <table:table-cell table:style-name="ce108"/>
          <table:table-cell table:number-columns-repeated="1000"/>
        </table:table-row>
        <table:table-row table:style-name="ro25">
          <table:table-cell table:style-name="ce42"/>
          <table:table-cell table:style-name="ce55" table:number-columns-repeated="22"/>
          <table:table-cell table:style-name="ce108"/>
          <table:table-cell table:number-columns-repeated="1000"/>
        </table:table-row>
        <table:table-row table:style-name="ro27">
          <table:table-cell table:style-name="ce48" office:value-type="string" table:number-columns-spanned="1" table:number-rows-spanned="2">
            <text:p>Test Cycle</text:p>
          </table:table-cell>
          <table:table-cell table:style-name="ce58" office:value-type="string" table:number-columns-spanned="1" table:number-rows-spanned="2">
            <text:p>Test Actual Execution Effort (Hrs)</text:p>
          </table:table-cell>
          <table:table-cell table:style-name="ce66" office:value-type="string" table:number-columns-spanned="1" table:number-rows-spanned="2">
            <text:p>No.of Test Cases Not Applicable </text:p>
          </table:table-cell>
          <table:table-cell table:style-name="ce72" office:value-type="string" table:number-columns-spanned="1" table:number-rows-spanned="2">
            <text:p>No.of Test Cases Passed </text:p>
          </table:table-cell>
          <table:table-cell table:style-name="ce72" office:value-type="string" table:number-columns-spanned="1" table:number-rows-spanned="2">
            <text:p>No.of Test Cases Failed </text:p>
          </table:table-cell>
          <table:table-cell table:style-name="ce84" office:value-type="string" table:number-columns-spanned="1" table:number-rows-spanned="2">
            <text:p>No.of Test Cases Not Executed</text:p>
          </table:table-cell>
          <table:table-cell table:style-name="ce92" office:value-type="string" table:number-columns-spanned="5" table:number-rows-spanned="1">
            <text:p>Defects Detected</text:p>
          </table:table-cell>
          <table:covered-table-cell table:style-name="ce95"/>
          <table:covered-table-cell table:style-name="ce95"/>
          <table:covered-table-cell table:style-name="ce95"/>
          <table:covered-table-cell table:style-name="ce97"/>
          <table:table-cell table:style-name="ce100" office:value-type="string" table:number-columns-spanned="5" table:number-rows-spanned="1">
            <text:p>Defects Terminated / Duplicated / Unverified</text:p>
          </table:table-cell>
          <table:covered-table-cell table:style-name="ce95"/>
          <table:covered-table-cell table:style-name="ce95"/>
          <table:covered-table-cell table:style-name="ce95"/>
          <table:covered-table-cell table:style-name="ce97"/>
          <table:table-cell table:style-name="ce101" office:value-type="string" table:number-columns-spanned="5" table:number-rows-spanned="1">
            <text:p>Defects Verified</text:p>
          </table:table-cell>
          <table:covered-table-cell table:style-name="ce95"/>
          <table:covered-table-cell table:style-name="ce95"/>
          <table:covered-table-cell table:style-name="ce95"/>
          <table:covered-table-cell table:style-name="ce102"/>
          <table:table-cell table:style-name="ce103" office:value-type="string" table:number-columns-spanned="1" table:number-rows-spanned="2">
            <text:p>Cumulative Defects Detected</text:p>
          </table:table-cell>
          <table:table-cell table:style-name="ce103" office:value-type="string" table:number-columns-spanned="1" table:number-rows-spanned="2">
            <text:p>Cumulative Defects T / D / U</text:p>
          </table:table-cell>
          <table:table-cell table:style-name="ce103" office:value-type="string" table:number-columns-spanned="1" table:number-rows-spanned="2">
            <text:p>Cumulative Defects Verified</text:p>
          </table:table-cell>
          <table:table-cell table:style-name="ce55"/>
          <table:table-cell table:style-name="ce110" table:number-columns-repeated="11"/>
          <table:table-cell table:style-name="ce112" table:number-columns-repeated="988"/>
        </table:table-row>
        <table:table-row table:style-name="ro28">
          <table:covered-table-cell table:style-name="ce49"/>
          <table:covered-table-cell table:style-name="ce59"/>
          <table:covered-table-cell table:style-name="ce67"/>
          <table:covered-table-cell table:style-name="ce73"/>
          <table:covered-table-cell table:style-name="ce73"/>
          <table:covered-table-cell table:style-name="ce85"/>
          <table:table-cell table:style-name="ce93" office:value-type="string">
            <text:p>Sev0</text:p>
          </table:table-cell>
          <table:table-cell table:style-name="ce96" office:value-type="string">
            <text:p>Sev1</text:p>
          </table:table-cell>
          <table:table-cell table:style-name="ce96" office:value-type="string">
            <text:p>Sev2</text:p>
          </table:table-cell>
          <table:table-cell table:style-name="ce96" office:value-type="string">
            <text:p>Sev3</text:p>
          </table:table-cell>
          <table:table-cell table:style-name="ce98" office:value-type="string">
            <text:p>Sev4</text:p>
          </table:table-cell>
          <table:table-cell table:style-name="ce93" office:value-type="string">
            <text:p>Sev0</text:p>
          </table:table-cell>
          <table:table-cell table:style-name="ce96" office:value-type="string">
            <text:p>Sev1</text:p>
          </table:table-cell>
          <table:table-cell table:style-name="ce96" office:value-type="string">
            <text:p>Sev2</text:p>
          </table:table-cell>
          <table:table-cell table:style-name="ce96" office:value-type="string">
            <text:p>Sev3</text:p>
          </table:table-cell>
          <table:table-cell table:style-name="ce98" office:value-type="string">
            <text:p>Sev4</text:p>
          </table:table-cell>
          <table:table-cell table:style-name="ce93" office:value-type="string">
            <text:p>Sev0</text:p>
          </table:table-cell>
          <table:table-cell table:style-name="ce96" office:value-type="string">
            <text:p>Sev1</text:p>
          </table:table-cell>
          <table:table-cell table:style-name="ce96" office:value-type="string">
            <text:p>Sev2</text:p>
          </table:table-cell>
          <table:table-cell table:style-name="ce96" office:value-type="string">
            <text:p>Sev3</text:p>
          </table:table-cell>
          <table:table-cell table:style-name="ce98" office:value-type="string">
            <text:p>Sev4</text:p>
          </table:table-cell>
          <table:covered-table-cell table:style-name="ce104"/>
          <table:covered-table-cell table:style-name="ce104"/>
          <table:covered-table-cell table:style-name="ce104"/>
          <table:table-cell table:style-name="ce55"/>
          <table:table-cell table:style-name="ce111" table:number-columns-repeated="11"/>
          <table:table-cell table:style-name="ce113" table:number-columns-repeated="988"/>
        </table:table-row>
        <table:table-row table:style-name="ro29">
          <table:table-cell table:style-name="ce50"/>
          <table:table-cell table:style-name="ce60" table:number-columns-repeated="4"/>
          <table:table-cell table:style-name="ce86"/>
          <table:table-cell table:style-name="ce94"/>
          <table:table-cell table:style-name="ce60" table:number-columns-repeated="4"/>
          <table:table-cell table:style-name="ce61" table:number-columns-repeated="9"/>
          <table:table-cell table:style-name="ce87"/>
          <table:table-cell table:style-name="ce105" table:formula="of:=SUM([.G14:.K14])" office:value-type="float" office:value="0">
            <text:p>0</text:p>
          </table:table-cell>
          <table:table-cell table:style-name="ce105" table:formula="of:=SUM([.L14:.P14])" office:value-type="float" office:value="0">
            <text:p>0</text:p>
          </table:table-cell>
          <table:table-cell table:style-name="ce105" table:formula="of:=SUM([.Q14:.U14])" office:value-type="float" office:value="0">
            <text:p>0</text:p>
          </table:table-cell>
          <table:table-cell table:style-name="ce55" table:number-columns-repeated="12"/>
          <table:table-cell table:style-name="ce114" table:number-columns-repeated="988"/>
        </table:table-row>
        <table:table-row table:style-name="ro29">
          <table:table-cell table:style-name="ce50"/>
          <table:table-cell table:style-name="ce61" table:number-columns-repeated="4"/>
          <table:table-cell table:style-name="ce87"/>
          <table:table-cell table:style-name="ce50"/>
          <table:table-cell table:style-name="ce61" table:number-columns-repeated="13"/>
          <table:table-cell table:style-name="ce87"/>
          <table:table-cell table:style-name="ce105" table:formula="of:=SUM([.G15:.K15])" office:value-type="float" office:value="0">
            <text:p>0</text:p>
          </table:table-cell>
          <table:table-cell table:style-name="ce105" table:formula="of:=SUM([.L15:.P15])" office:value-type="float" office:value="0">
            <text:p>0</text:p>
          </table:table-cell>
          <table:table-cell table:style-name="ce105" table:formula="of:=SUM([.Q15:.U15])" office:value-type="float" office:value="0">
            <text:p>0</text:p>
          </table:table-cell>
          <table:table-cell table:style-name="ce55" table:number-columns-repeated="12"/>
          <table:table-cell table:style-name="ce114" table:number-columns-repeated="988"/>
        </table:table-row>
        <table:table-row table:style-name="ro29">
          <table:table-cell table:style-name="ce51"/>
          <table:table-cell table:style-name="ce62" table:number-columns-repeated="4"/>
          <table:table-cell table:style-name="ce88"/>
          <table:table-cell table:style-name="ce51"/>
          <table:table-cell table:style-name="ce62" table:number-columns-repeated="13"/>
          <table:table-cell table:style-name="ce88"/>
          <table:table-cell table:style-name="ce106" table:formula="of:=SUM([.G16:.K16])" office:value-type="float" office:value="0">
            <text:p>0</text:p>
          </table:table-cell>
          <table:table-cell table:style-name="ce106" table:formula="of:=SUM([.L16:.P16])" office:value-type="float" office:value="0">
            <text:p>0</text:p>
          </table:table-cell>
          <table:table-cell table:style-name="ce106" table:formula="of:=SUM([.Q16:.U16])" office:value-type="float" office:value="0">
            <text:p>0</text:p>
          </table:table-cell>
          <table:table-cell table:style-name="ce55" table:number-columns-repeated="12"/>
          <table:table-cell table:style-name="ce114" table:number-columns-repeated="988"/>
        </table:table-row>
        <table:table-row table:style-name="ro25">
          <table:table-cell table:style-name="ce42"/>
          <table:table-cell table:style-name="ce55" table:number-columns-repeated="2"/>
          <table:table-cell table:style-name="ce74" office:value-type="string">
            <text:p>Test Case Coverage</text:p>
          </table:table-cell>
          <table:table-cell table:style-name="ce55" table:number-columns-repeated="19"/>
          <table:table-cell table:style-name="ce108"/>
          <table:table-cell table:style-name="ce55" table:number-columns-repeated="12"/>
          <table:table-cell table:number-columns-repeated="988"/>
        </table:table-row>
        <table:table-row table:style-name="ro30">
          <table:table-cell table:style-name="ce42"/>
          <table:table-cell table:style-name="ce55"/>
          <table:table-cell table:style-name="ce68" table:formula="of:=SUM([.C14:.C16])" office:value-type="float" office:value="0">
            <text:p>0</text:p>
          </table:table-cell>
          <table:table-cell table:style-name="ce75" table:formula="of:=SUM([.D14:.D16])" office:value-type="float" office:value="0">
            <text:p>0</text:p>
          </table:table-cell>
          <table:table-cell table:style-name="ce75" table:formula="of:=SUM([.E14:.E16])" office:value-type="float" office:value="0">
            <text:p>0</text:p>
          </table:table-cell>
          <table:table-cell table:style-name="ce89" table:formula="of:=SUM([.F14:.F16])" office:value-type="float" office:value="0">
            <text:p>0</text:p>
          </table:table-cell>
          <table:table-cell table:style-name="ce55" table:number-columns-repeated="17"/>
          <table:table-cell table:style-name="ce108"/>
          <table:table-cell table:style-name="ce55" table:number-columns-repeated="12"/>
          <table:table-cell table:number-columns-repeated="988"/>
        </table:table-row>
        <table:table-row table:style-name="ro28">
          <table:table-cell table:style-name="ce42"/>
          <table:table-cell table:style-name="ce55"/>
          <table:table-cell table:style-name="ce69" office:value-type="string">
            <text:p>% Test Cases NA</text:p>
          </table:table-cell>
          <table:table-cell table:style-name="ce76" office:value-type="string">
            <text:p>% Test Cases Passed</text:p>
          </table:table-cell>
          <table:table-cell table:style-name="ce76" office:value-type="string">
            <text:p>% Test Cases Failed</text:p>
          </table:table-cell>
          <table:table-cell table:style-name="ce90" office:value-type="string">
            <text:p>% Test Cases Not Executed</text:p>
          </table:table-cell>
          <table:table-cell table:style-name="ce55" table:number-columns-repeated="17"/>
          <table:table-cell table:style-name="ce108"/>
          <table:table-cell table:style-name="ce55" table:number-columns-repeated="12"/>
          <table:table-cell table:number-columns-repeated="988"/>
        </table:table-row>
        <table:table-row table:style-name="ro31">
          <table:table-cell table:style-name="ce42"/>
          <table:table-cell table:style-name="ce55"/>
          <table:table-cell table:style-name="ce70"/>
          <table:table-cell table:style-name="ce77" table:number-columns-repeated="2"/>
          <table:table-cell table:style-name="ce91"/>
          <table:table-cell table:style-name="ce55" table:number-columns-repeated="17"/>
          <table:table-cell table:style-name="ce108"/>
          <table:table-cell table:style-name="ce55" table:number-columns-repeated="12"/>
          <table:table-cell table:number-columns-repeated="988"/>
        </table:table-row>
        <table:table-row table:style-name="ro25">
          <table:table-cell table:style-name="ce42"/>
          <table:table-cell table:style-name="ce55" table:number-columns-repeated="22"/>
          <table:table-cell table:style-name="ce108"/>
          <table:table-cell table:style-name="ce55" table:number-columns-repeated="12"/>
          <table:table-cell table:number-columns-repeated="988"/>
        </table:table-row>
        <table:table-row table:style-name="ro25">
          <table:table-cell table:style-name="ce52"/>
          <table:table-cell table:style-name="ce57" table:number-columns-repeated="22"/>
          <table:table-cell table:style-name="ce109"/>
          <table:table-cell table:style-name="ce55" table:number-columns-repeated="12"/>
          <table:table-cell table:number-columns-repeated="988"/>
        </table:table-row>
        <table:table-row table:style-name="ro25" table:number-rows-repeated="2">
          <table:table-cell table:number-columns-repeated="24"/>
          <table:table-cell table:style-name="ce55" table:number-columns-repeated="12"/>
          <table:table-cell table:number-columns-repeated="988"/>
        </table:table-row>
        <table:table-row table:style-name="ro25" table:number-rows-repeated="65511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Automation Test Data " table:style-name="ta3" table:print="false">
        <table:table-column table:style-name="co25" table:default-cell-style-name="ce115"/>
        <table:table-column table:style-name="co26" table:default-cell-style-name="ce115"/>
        <table:table-column table:style-name="co27" table:default-cell-style-name="ce115"/>
        <table:table-column table:style-name="co28" table:default-cell-style-name="ce115"/>
        <table:table-column table:style-name="co29" table:default-cell-style-name="ce115"/>
        <table:table-column table:style-name="co1" table:number-columns-repeated="1019" table:default-cell-style-name="ce115"/>
        <table:table-row table:style-name="ro26">
          <table:table-cell table:style-name="ce41" office:value-type="string" table:number-columns-spanned="24" table:number-rows-spanned="1">
            <text:p>Pilot Project for SharePoint Application - Test Report</text:p>
          </table:table-cell>
          <table:covered-table-cell table:style-name="ce54">
            <draw:frame table:end-cell-address="'Automation Test Data '.C1" table:end-x="1.9248in" table:end-y="0.6122in" draw:z-index="0" draw:name="Picture 1" draw:style-name="gr3" draw:text-style-name="P1" svg:width="3.339in" svg:height="0.5909in" svg:x="0.3315in" svg:y="0.0213in">
              <draw:image xlink:href="Pictures/100000000000007F00000025956CFB12.jpg" xlink:type="simple" xlink:show="embed" xlink:actuate="onLoad">
                <text:p/>
              </draw:image>
            </draw:frame>
          </table:covered-table-cell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107"/>
          <table:table-cell table:style-name="ce118" table:number-columns-repeated="1000"/>
        </table:table-row>
        <table:table-row table:style-name="ro25">
          <table:table-cell table:number-columns-repeated="1024"/>
        </table:table-row>
        <table:table-row table:style-name="ro28">
          <table:table-cell table:style-name="ce116" office:value-type="string">
            <text:p>Test Case Name</text:p>
          </table:table-cell>
          <table:table-cell table:style-name="ce116" office:value-type="string">
            <text:p>Name </text:p>
          </table:table-cell>
          <table:table-cell table:style-name="ce116" office:value-type="string">
            <text:p>Description</text:p>
          </table:table-cell>
          <table:table-cell table:style-name="ce116" office:value-type="string">
            <text:p>Testing Tool</text:p>
          </table:table-cell>
          <table:table-cell table:style-name="ce116" office:value-type="string">
            <text:p>Browser</text:p>
          </table:table-cell>
          <table:table-cell table:style-name="ce117"/>
          <table:table-cell table:number-columns-repeated="1018"/>
        </table:table-row>
        <table:table-row table:style-name="ro25" table:number-rows-repeated="7">
          <table:table-cell table:style-name="Default" table:number-columns-repeated="6"/>
          <table:table-cell table:number-columns-repeated="1018"/>
        </table:table-row>
        <table:table-row table:style-name="ro25" table:number-rows-repeated="65525">
          <table:table-cell table:number-columns-repeated="1024"/>
        </table:table-row>
        <table:table-row table:style-name="ro25">
          <table:table-cell table:number-columns-repeated="1024"/>
        </table:table-row>
      </table:table>
      <table:named-expressions>
        <table:named-range table:name="_xlnm.Print_Area_2" table:base-cell-address="$Phresco.$A$1" table:cell-range-address="$'Test Report'.$A$1:.$X$22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pitch="variable"/>
    <style:font-face style:name="Palatino Linotype" svg:font-family="'Palatino Linotype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20_25__20_-_20_Accent1" style:display-name="Excel Built-in 20% - Accent1" style:family="table-cell" style:parent-style-name="Excel_20_Built-in_20_Normal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Excel_20_Built-in_20_Normal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Excel_20_Built-in_20_Normal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Excel_20_Built-in_20_Normal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Excel_20_Built-in_20_Normal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Excel_20_Built-in_20_Normal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Excel_20_Built-in_20_Normal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Excel_20_Built-in_20_Normal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Excel_20_Built-in_20_Normal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Excel_20_Built-in_20_Normal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Excel_20_Built-in_20_Normal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Excel_20_Built-in_20_Normal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Excel_20_Built-in_20_Normal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Excel_20_Built-in_20_Normal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Excel_20_Built-in_20_Normal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Excel_20_Built-in_20_Normal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Excel_20_Built-in_20_Normal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Excel_20_Built-in_20_Normal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1" style:display-name="Excel Built-in Accent1" style:family="table-cell" style:parent-style-name="Excel_20_Built-in_20_Normal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2" style:display-name="Excel Built-in Accent2" style:family="table-cell" style:parent-style-name="Excel_20_Built-in_20_Normal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3" style:display-name="Excel Built-in Accent3" style:family="table-cell" style:parent-style-name="Excel_20_Built-in_20_Normal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4" style:display-name="Excel Built-in Accent4" style:family="table-cell" style:parent-style-name="Excel_20_Built-in_20_Normal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5" style:display-name="Excel Built-in Accent5" style:family="table-cell" style:parent-style-name="Excel_20_Built-in_20_Normal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6" style:display-name="Excel Built-in Accent6" style:family="table-cell" style:parent-style-name="Excel_20_Built-in_20_Normal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Excel_20_Built-in_20_Normal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Excel_20_Built-in_20_Normal">
      <style:table-cell-properties fo:background-color="#c0c0c0" style:diagonal-bl-tr="none" style:diagonal-tl-br="none" fo:border="0.0138in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Excel_20_Built-in_20_Normal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Excel_20_Built-in_20_Normal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20_Built-in_20_Good" style:display-name="Excel Built-in Good" style:family="table-cell" style:parent-style-name="Excel_20_Built-in_20_Normal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Excel_20_Built-in_20_Normal">
      <style:table-cell-properties fo:border-bottom="0.0555in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Excel_20_Built-in_20_Normal">
      <style:table-cell-properties fo:border-bottom="0.0555in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Excel_20_Built-in_20_Normal">
      <style:table-cell-properties fo:border-bottom="0.0346in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Excel_20_Built-in_20_Normal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Excel_20_Built-in_20_Normal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Excel_20_Built-in_20_Normal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Excel_20_Built-in_20_Normal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2" style:display-name="Normal 2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te" style:display-name="Excel Built-in Note" style:family="table-cell" style:parent-style-name="Excel_20_Built-in_20_Normal">
      <style:table-cell-properties fo:background-color="#ffffcc" style:diagonal-bl-tr="none" style:diagonal-tl-br="none" fo:border="0.0138in solid #c0c0c0"/>
    </style:style>
    <style:style style:name="Excel_20_Built-in_20_Output" style:display-name="Excel Built-in Output" style:family="table-cell" style:parent-style-name="Excel_20_Built-in_20_Normal">
      <style:table-cell-properties fo:background-color="#c0c0c0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Excel_20_Built-in_20_Normal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Excel_20_Built-in_20_Normal">
      <style:table-cell-properties fo:border-bottom="0.0413in double #333399" style:border-line-width-bottom="0.0138in 0.0138in 0.0138in" style:diagonal-bl-tr="none" style:diagonal-tl-br="none" fo:border-left="none" fo:border-right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Excel_20_Built-in_20_Normal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0.5in" fo:margin-bottom="0.5in" fo:margin-left="0.75in" fo:margin-right="0.75in" style:print-page-order="ttb" style:first-page-number="continue" style:scale-to="60%" style:writing-mode="lr-tb" style:print="charts drawings objects zero-values"/>
      <style:header-style>
        <style:header-footer-properties fo:min-height="0.5in" fo:margin-left="0in" fo:margin-right="0in" fo:margin-bottom="0.222in"/>
      </style:header-style>
      <style:footer-style>
        <style:header-footer-properties fo:min-height="0.5in" fo:margin-left="0in" fo:margin-right="0in" fo:margin-top="0.222in"/>
      </style:footer-style>
    </style:page-layout>
    <style:page-layout style:name="Mpm5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7">07/17/2012</text:date>, <text:time>12:30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hresco" style:display-name="PageStyle_Phresc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Report" style:display-name="PageStyle_Test Report" style:page-layout-name="Mpm4">
      <style:header>
        <style:region-left>
          <text:p><text:span text:style-name="MT1">TP_ENG_12</text:span></text:p>
        </style:region-left>
        <style:region-center>
          <text:p><text:span text:style-name="MT1">Test Report</text:span></text:p>
        </style:region-center>
        <style:region-right>
          <text:p><text:span text:style-name="MT1">Ver.1.0</text:span></text:p>
          <text:p><text:span text:style-name="MT1">JULY 2007</text:span></text:p>
        </style:region-right>
      </style:header>
      <style:header-left style:display="false"/>
      <style:footer>
        <style:region-center>
          <text:p><text:span text:style-name="MT1">For any clarification, please contact sepg@photoninfotech.com</text:span></text:p>
          <text:p><text:span text:style-name="MT1">Photon InfoTech Confidential – Not to be shared outside</text:span></text:p>
        </style:region-center>
        <style:region-right>
          <text:p><text:span text:style-name="MT1">Page </text:span><text:span text:style-name="MT1"><text:page-number>1</text:page-number></text:span><text:span text:style-name="MT1">of </text:span><text:span text:style-name="MT1"><text:page-count>99</text:page-count></text:span></text:p>
        </style:region-right>
      </style:footer>
      <style:footer-left style:display="false"/>
    </style:master-page>
    <style:master-page style:name="PageStyle_5f_Automation_20_Test_20_Data_20_" style:display-name="PageStyle_Automation Test Data 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dc:date>2012-07-17T12:30:20.64</dc:date>
    <meta:editing-duration>PT01H14M28S</meta:editing-duration>
    <meta:editing-cycles>10</meta:editing-cycles>
    <meta:document-statistic meta:table-count="3" meta:cell-count="478" meta:object-count="13"/>
  </office:meta>
</office:document-meta>
</file>